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8.795cm" style:rel-column-width="32767*"/>
    </style:style>
    <style:style style:name="Table22.B" style:family="table-column">
      <style:table-column-properties style:column-width="8.795cm" style:rel-column-width="32768*"/>
    </style:style>
    <style:style style:name="Table22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3" style:family="table">
      <style:table-properties style:width="17.595cm" fo:margin-left="0cm" table:align="left"/>
    </style:style>
    <style:style style:name="Table23.A" style:family="table-column">
      <style:table-column-properties style:column-width="11.695cm"/>
    </style:style>
    <style:style style:name="Table23.B" style:family="table-column">
      <style:table-column-properties style:column-width="5.9cm"/>
    </style:style>
    <style:style style:name="Table23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1" style:family="table">
      <style:table-properties style:width="17.595cm" fo:margin-left="0cm" table:align="left"/>
    </style:style>
    <style:style style:name="Table21.A" style:family="table-column">
      <style:table-column-properties style:column-width="11.695cm"/>
    </style:style>
    <style:style style:name="Table21.B" style:family="table-column">
      <style:table-column-properties style:column-width="5.9cm"/>
    </style:style>
    <style:style style:name="Table21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11.695cm"/>
    </style:style>
    <style:style style:name="Table4.B" style:family="table-column">
      <style:table-column-properties style:column-width="5.9cm"/>
    </style:style>
    <style:style style:name="Table4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1.8cm"/>
    </style:style>
    <style:style style:name="Table1.B" style:family="table-column">
      <style:table-column-properties style:column-width="5.794cm"/>
    </style:style>
    <style:style style:name="Table1.1" style:family="table-row">
      <style:table-row-properties style:min-row-height="0.609cm"/>
    </style:style>
    <style:style style:name="Table1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1" style:family="table-row">
      <style:table-row-properties style:min-row-height="0.609cm"/>
    </style:style>
    <style:style style:name="Table5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B" style:family="table-column">
      <style:table-column-properties style:column-width="8.795cm" style:rel-column-width="32768*"/>
    </style:style>
    <style:style style:name="Table6.1" style:family="table-row">
      <style:table-row-properties style:min-row-height="0.609cm"/>
    </style:style>
    <style:style style:name="Table6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8.795cm" style:rel-column-width="32767*"/>
    </style:style>
    <style:style style:name="Table7.B" style:family="table-column">
      <style:table-column-properties style:column-width="8.795cm" style:rel-column-width="32768*"/>
    </style:style>
    <style:style style:name="Table7.1" style:family="table-row">
      <style:table-row-properties style:min-row-height="0.609cm"/>
    </style:style>
    <style:style style:name="Table7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B" style:family="table-column">
      <style:table-column-properties style:column-width="8.795cm" style:rel-column-width="32768*"/>
    </style:style>
    <style:style style:name="Table9.1" style:family="table-row">
      <style:table-row-properties style:min-row-height="0.609cm"/>
    </style:style>
    <style:style style:name="Table9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8.795cm" style:rel-column-width="32767*"/>
    </style:style>
    <style:style style:name="Table10.B" style:family="table-column">
      <style:table-column-properties style:column-width="8.795cm" style:rel-column-width="32768*"/>
    </style:style>
    <style:style style:name="Table10.1" style:family="table-row">
      <style:table-row-properties style:min-row-height="0.609cm"/>
    </style:style>
    <style:style style:name="Table10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795cm" style:rel-column-width="32767*"/>
    </style:style>
    <style:style style:name="Table11.B" style:family="table-column">
      <style:table-column-properties style:column-width="8.795cm" style:rel-column-width="32768*"/>
    </style:style>
    <style:style style:name="Table11.1" style:family="table-row">
      <style:table-row-properties style:min-row-height="0.609cm"/>
    </style:style>
    <style:style style:name="Table11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2" style:family="table">
      <style:table-properties style:width="17.595cm" fo:margin-left="0cm" table:align="left"/>
    </style:style>
    <style:style style:name="Table12.A" style:family="table-column">
      <style:table-column-properties style:column-width="10.213cm"/>
    </style:style>
    <style:style style:name="Table12.B" style:family="table-column">
      <style:table-column-properties style:column-width="7.382cm"/>
    </style:style>
    <style:style style:name="Table12.1" style:family="table-row">
      <style:table-row-properties style:min-row-height="0.609cm"/>
    </style:style>
    <style:style style:name="Table12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8.795cm" style:rel-column-width="32767*"/>
    </style:style>
    <style:style style:name="Table13.B" style:family="table-column">
      <style:table-column-properties style:column-width="8.795cm" style:rel-column-width="32768*"/>
    </style:style>
    <style:style style:name="Table13.1" style:family="table-row">
      <style:table-row-properties style:min-row-height="0.609cm"/>
    </style:style>
    <style:style style:name="Table13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8.795cm"/>
    </style:style>
    <style:style style:name="Table8.B" style:family="table-column">
      <style:table-column-properties style:column-width="8.8cm"/>
    </style:style>
    <style:style style:name="Table8.1" style:family="table-row">
      <style:table-row-properties style:min-row-height="0.609cm"/>
    </style:style>
    <style:style style:name="Table8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8.795cm" style:rel-column-width="32767*"/>
    </style:style>
    <style:style style:name="Table14.B" style:family="table-column">
      <style:table-column-properties style:column-width="8.795cm" style:rel-column-width="32768*"/>
    </style:style>
    <style:style style:name="Table14.1" style:family="table-row">
      <style:table-row-properties style:min-row-height="0.609cm"/>
    </style:style>
    <style:style style:name="Table14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8.795cm" style:rel-column-width="32767*"/>
    </style:style>
    <style:style style:name="Table15.B" style:family="table-column">
      <style:table-column-properties style:column-width="8.795cm" style:rel-column-width="32768*"/>
    </style:style>
    <style:style style:name="Table15.1" style:family="table-row">
      <style:table-row-properties style:min-row-height="0.609cm"/>
    </style:style>
    <style:style style:name="Table15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8.795cm" style:rel-column-width="32767*"/>
    </style:style>
    <style:style style:name="Table16.B" style:family="table-column">
      <style:table-column-properties style:column-width="8.795cm" style:rel-column-width="32768*"/>
    </style:style>
    <style:style style:name="Table16.1" style:family="table-row">
      <style:table-row-properties style:min-row-height="0.609cm"/>
    </style:style>
    <style:style style:name="Table16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8.795cm" style:rel-column-width="32767*"/>
    </style:style>
    <style:style style:name="Table17.B" style:family="table-column">
      <style:table-column-properties style:column-width="8.795cm" style:rel-column-width="32768*"/>
    </style:style>
    <style:style style:name="Table17.1" style:family="table-row">
      <style:table-row-properties style:min-row-height="0.609cm"/>
    </style:style>
    <style:style style:name="Table17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8.795cm" style:rel-column-width="32767*"/>
    </style:style>
    <style:style style:name="Table18.B" style:family="table-column">
      <style:table-column-properties style:column-width="8.795cm" style:rel-column-width="32768*"/>
    </style:style>
    <style:style style:name="Table18.1" style:family="table-row">
      <style:table-row-properties style:min-row-height="0.609cm"/>
    </style:style>
    <style:style style:name="Table18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8.795cm" style:rel-column-width="32767*"/>
    </style:style>
    <style:style style:name="Table19.B" style:family="table-column">
      <style:table-column-properties style:column-width="8.795cm" style:rel-column-width="32768*"/>
    </style:style>
    <style:style style:name="Table19.1" style:family="table-row">
      <style:table-row-properties style:min-row-height="0.609cm"/>
    </style:style>
    <style:style style:name="Table19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8.795cm" style:rel-column-width="32767*"/>
    </style:style>
    <style:style style:name="Table20.B" style:family="table-column">
      <style:table-column-properties style:column-width="8.795cm" style:rel-column-width="32768*"/>
    </style:style>
    <style:style style:name="Table20.1" style:family="table-row">
      <style:table-row-properties style:min-row-height="0.609cm"/>
    </style:style>
    <style:style style:name="Table20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8.795cm" style:rel-column-width="32767*"/>
    </style:style>
    <style:style style:name="Table24.B" style:family="table-column">
      <style:table-column-properties style:column-width="8.795cm" style:rel-column-width="32768*"/>
    </style:style>
    <style:style style:name="Table24.1" style:family="table-row">
      <style:table-row-properties style:min-row-height="0.609cm"/>
    </style:style>
    <style:style style:name="Table24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8.795cm" style:rel-column-width="32767*"/>
    </style:style>
    <style:style style:name="Table25.B" style:family="table-column">
      <style:table-column-properties style:column-width="8.795cm" style:rel-column-width="32768*"/>
    </style:style>
    <style:style style:name="Table25.1" style:family="table-row">
      <style:table-row-properties style:min-row-height="0.609cm"/>
    </style:style>
    <style:style style:name="Table25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8.795cm" style:rel-column-width="32767*"/>
    </style:style>
    <style:style style:name="Table26.B" style:family="table-column">
      <style:table-column-properties style:column-width="8.795cm" style:rel-column-width="32768*"/>
    </style:style>
    <style:style style:name="Table26.1" style:family="table-row">
      <style:table-row-properties style:min-row-height="0.609cm"/>
    </style:style>
    <style:style style:name="Table26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7" style:family="table">
      <style:table-properties style:width="17.595cm" fo:margin-left="0cm" table:align="left"/>
    </style:style>
    <style:style style:name="Table27.A" style:family="table-column">
      <style:table-column-properties style:column-width="11.695cm"/>
    </style:style>
    <style:style style:name="Table27.B" style:family="table-column">
      <style:table-column-properties style:column-width="5.9cm"/>
    </style:style>
    <style:style style:name="Table27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8" style:family="table">
      <style:table-properties style:width="17.595cm" fo:margin-left="0cm" table:align="left"/>
    </style:style>
    <style:style style:name="Table28.A" style:family="table-column">
      <style:table-column-properties style:column-width="11.695cm"/>
    </style:style>
    <style:style style:name="Table28.B" style:family="table-column">
      <style:table-column-properties style:column-width="5.9cm"/>
    </style:style>
    <style:style style:name="Table28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29" style:family="table">
      <style:table-properties style:width="17.595cm" fo:margin-left="0cm" table:align="left"/>
    </style:style>
    <style:style style:name="Table29.A" style:family="table-column">
      <style:table-column-properties style:column-width="11.695cm"/>
    </style:style>
    <style:style style:name="Table29.B" style:family="table-column">
      <style:table-column-properties style:column-width="5.9cm"/>
    </style:style>
    <style:style style:name="Table29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Table30" style:family="table">
      <style:table-properties style:width="17.595cm" fo:margin-left="0cm" table:align="left"/>
    </style:style>
    <style:style style:name="Table30.A" style:family="table-column">
      <style:table-column-properties style:column-width="11.695cm"/>
    </style:style>
    <style:style style:name="Table30.B" style:family="table-column">
      <style:table-column-properties style:column-width="5.9cm"/>
    </style:style>
    <style:style style:name="Table30.A1" style:family="table-cell">
      <style:table-cell-properties fo:background-color="transparent" fo:padding-left="0cm" fo:padding-right="0cm" fo:padding-top="0.019cm" fo:padding-bottom="0.019cm" fo:border="none" style:writing-mode="page">
        <style:background-image/>
      </style:table-cell-properties>
    </style:style>
    <style:style style:name="P1" style:family="paragraph" style:parent-style-name="Standard">
      <style:paragraph-properties fo:keep-together="auto" fo:orphans="0" fo:widows="0" fo:padding="0cm" fo:border="none" fo:keep-with-next="auto"/>
      <style:text-properties fo:color="#6aa84f" style:font-name="Garamond" fo:font-size="14pt" fo:font-weight="bold" style:font-name-asian="Garamond1" style:font-size-asian="14pt" style:font-weight-asian="bold" style:font-name-complex="Garamond1" style:font-size-complex="14pt"/>
    </style:style>
    <style:style style:name="P2" style:family="paragraph" style:parent-style-name="Standard">
      <style:paragraph-properties fo:text-align="center" style:justify-single-word="false" fo:keep-together="auto" fo:orphans="0" fo:widows="0" fo:padding="0cm" fo:border="none" fo:keep-with-next="auto"/>
      <style:text-properties style:font-name="Calibri" style:font-name-asian="Calibri1" style:font-name-complex="Calibri1"/>
    </style:style>
    <style:style style:name="P3" style:family="paragraph" style:parent-style-name="Standard">
      <style:paragraph-properties fo:keep-together="auto" fo:orphans="0" fo:widows="0" fo:padding="0cm" fo:border="none" fo:keep-with-next="auto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keep-together="auto" fo:orphans="0" fo:widows="0" fo:padding="0cm" fo:border="none" fo:keep-with-next="auto"/>
      <style:text-properties style:font-name="Times New Roman" fo:font-size="12pt" fo:font-weight="bold" officeooo:paragraph-rsid="00212dd8" style:font-size-asian="12pt" style:font-weight-asian="bold" style:font-size-complex="12pt"/>
    </style:style>
    <style:style style:name="P5" style:family="paragraph" style:parent-style-name="Standard">
      <style:paragraph-properties fo:keep-together="auto" fo:orphans="0" fo:widows="0" fo:padding="0cm" fo:border="none" fo:keep-with-next="auto"/>
      <style:text-properties style:font-name="Times New Roman" fo:font-size="12pt" fo:font-style="italic" officeooo:paragraph-rsid="001165ca" style:font-name-asian="Calibri1" style:font-size-asian="12pt" style:font-style-asian="italic" style:font-name-complex="Calibri1" style:font-size-complex="12pt"/>
    </style:style>
    <style:style style:name="P6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1165ca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13641f" officeooo:paragraph-rsid="0013641f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13641f" officeooo:paragraph-rsid="00139245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139245" officeooo:paragraph-rsid="00139245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keep-together="auto" fo:orphans="0" fo:widows="0" fo:padding="0cm" fo:border="none" fo:keep-with-next="auto"/>
      <style:text-properties fo:color="#666666" style:font-name="Times New Roman" fo:font-size="12pt" fo:font-style="italic" fo:font-weight="bold" officeooo:paragraph-rsid="001165ca" style:font-name-asian="Calibri1" style:font-size-asian="12pt" style:font-style-asian="italic" style:font-weight-asian="bold" style:font-name-complex="Calibri1" style:font-size-complex="12pt"/>
    </style:style>
    <style:style style:name="P11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0ff50" officeooo:paragraph-rsid="001165ca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3641f" officeooo:paragraph-rsid="0013641f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3641f" officeooo:paragraph-rsid="00139245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39245" officeooo:paragraph-rsid="00139245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3641f" officeooo:paragraph-rsid="0013641f" style:font-name-asian="Calibri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font-variant="normal" fo:text-transform="none"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114f98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font-variant="normal" fo:text-transform="none"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1165ca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font-variant="normal" fo:text-transform="none"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13641f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font-variant="normal" fo:text-transform="none"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139245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 fo:keep-together="auto" fo:orphans="0" fo:widows="0" fo:padding="0cm" fo:border="none" fo:keep-with-next="auto"/>
      <style:text-properties officeooo:paragraph-rsid="00246f7b"/>
    </style:style>
    <style:style style:name="P21" style:family="paragraph" style:parent-style-name="Standard">
      <style:paragraph-properties fo:text-align="end" style:justify-single-word="false" fo:padding="0cm" fo:border="non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10ff50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padding="0cm" fo:border="non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114f98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fo:padding="0cm" fo:border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0ff50" officeooo:paragraph-rsid="00114f98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 fo:padding="0cm" fo:border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0ff50" officeooo:paragraph-rsid="001165ca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 fo:padding="0cm" fo:border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0ff50" officeooo:paragraph-rsid="0013641f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fo:padding="0cm" fo:border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0ff50" officeooo:paragraph-rsid="00139245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 fo:padding="0cm" fo:border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14f98" style:font-name-asian="Calibri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fo:padding="0cm" fo:border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3641f" style:font-name-asian="Calibri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orphans="0" fo:widows="0" fo:padding="0cm" fo:border="none"/>
      <style:text-properties fo:color="#000000" style:font-name="Times New Roman" fo:font-size="12pt" fo:font-style="normal" fo:font-weight="bold" officeooo:rsid="00212dd8" officeooo:paragraph-rsid="00212dd8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30" style:family="paragraph" style:parent-style-name="Standard">
      <style:paragraph-properties fo:padding="0cm" fo:border="none"/>
      <style:text-properties style:font-name="Times New Roman" fo:font-size="12pt" fo:font-weight="bold" style:font-name-asian="Calibri1" style:font-size-asian="12pt" style:font-weight-asian="bold" style:font-name-complex="Calibri1" style:font-size-complex="12pt"/>
    </style:style>
    <style:style style:name="P31" style:family="paragraph" style:parent-style-name="Standard">
      <style:paragraph-properties fo:padding="0cm" fo:border="none"/>
      <style:text-properties style:font-name="Times New Roman" fo:font-size="12pt" fo:font-weight="normal" officeooo:paragraph-rsid="0010ff50" style:font-name-asian="Calibri1" style:font-size-asian="12pt" style:font-weight-asian="normal" style:font-name-complex="Calibri1" style:font-size-complex="12pt" style:font-weight-complex="normal"/>
    </style:style>
    <style:style style:name="P32" style:family="paragraph" style:parent-style-name="Standard">
      <style:paragraph-properties fo:padding="0cm" fo:border="none"/>
      <style:text-properties style:font-name="Times New Roman" fo:font-size="12pt" officeooo:rsid="00114f98" style:font-name-asian="Calibri1" style:font-size-asian="12pt" style:font-name-complex="Calibri1" style:font-size-complex="12pt"/>
    </style:style>
    <style:style style:name="P33" style:family="paragraph" style:parent-style-name="Standard">
      <style:paragraph-properties fo:padding="0cm" fo:border="none"/>
      <style:text-properties style:font-name="Times New Roman" fo:font-size="12pt" officeooo:paragraph-rsid="00114f98" style:font-name-asian="Calibri1" style:font-size-asian="12pt" style:font-name-complex="Calibri1" style:font-size-complex="12pt"/>
    </style:style>
    <style:style style:name="P34" style:family="paragraph" style:parent-style-name="Standard">
      <style:paragraph-properties fo:orphans="0" fo:widows="0" fo:padding="0cm" fo:border="none"/>
      <style:text-properties style:font-name="Garamond" fo:font-size="14pt" officeooo:rsid="001165ca" officeooo:paragraph-rsid="00139245" style:font-name-asian="Garamond1" style:font-size-asian="14pt" style:font-name-complex="Garamond1" style:font-size-complex="14pt"/>
    </style:style>
    <style:style style:name="P35" style:family="paragraph" style:parent-style-name="Standard">
      <style:paragraph-properties fo:padding="0cm" fo:border="none"/>
      <style:text-properties fo:color="#6aa84f" style:font-name="Garamond" fo:font-size="14pt" fo:font-weight="bold" style:font-name-asian="Garamond1" style:font-size-asian="14pt" style:font-weight-asian="bold" style:font-name-complex="Garamond1" style:font-size-complex="14pt"/>
    </style:style>
    <style:style style:name="P36" style:family="paragraph" style:parent-style-name="Standard">
      <style:paragraph-properties fo:orphans="0" fo:widows="0" fo:padding="0cm" fo:border="none"/>
      <style:text-properties fo:color="#6aa84f" style:font-name="Times New Roman" fo:font-size="14pt" fo:font-weight="bold" officeooo:rsid="001428f1" officeooo:paragraph-rsid="00139245" style:font-name-asian="Garamond1" style:font-size-asian="14pt" style:font-weight-asian="bold" style:font-name-complex="Garamond1" style:font-size-complex="14pt"/>
    </style:style>
    <style:style style:name="P37" style:family="paragraph" style:parent-style-name="Standard">
      <style:paragraph-properties fo:text-align="start" style:justify-single-word="false" fo:padding="0cm" fo:border="none"/>
      <style:text-properties fo:font-variant="normal" fo:text-transform="none" fo:color="#666666" style:text-outline="false" style:text-line-through-style="none" style:text-line-through-type="none" style:font-name="Times New Roman" fo:font-size="12pt" fo:font-style="normal" fo:text-shadow="none" style:text-underline-style="none" fo:font-weight="bold" officeooo:rsid="0013641f" officeooo:paragraph-rsid="0013641f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10ff50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114f98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212dd8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246f7b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12dd8" officeooo:paragraph-rsid="00212dd8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46f7b" officeooo:paragraph-rsid="00246f7b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666666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114f98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666666" style:text-outline="false" style:text-line-through-style="none" style:text-line-through-type="none" style:font-name="Times New Roman" fo:font-size="12pt" fo:font-style="normal" fo:text-shadow="none" style:text-underline-style="none" fo:font-weight="bold" officeooo:rsid="00246f7b" officeooo:paragraph-rsid="00246f7b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style:font-name="Times New Roman" fo:font-size="12pt" style:font-name-asian="Calibri1" style:font-size-asian="12pt" style:font-name-complex="Calibri1" style:font-size-complex="12pt"/>
    </style:style>
    <style:style style:name="P47" style:family="paragraph" style:parent-style-name="Standard">
      <style:text-properties style:font-name="Times New Roman" fo:font-size="12pt" officeooo:paragraph-rsid="001165ca" style:font-name-asian="Calibri1" style:font-size-asian="12pt" style:font-name-complex="Calibri1" style:font-size-complex="12pt"/>
    </style:style>
    <style:style style:name="P48" style:family="paragraph" style:parent-style-name="Standard">
      <style:text-properties style:font-name="Times New Roman" fo:font-size="12pt" style:font-size-asian="12pt" style:font-size-complex="12pt"/>
    </style:style>
    <style:style style:name="P49" style:family="paragraph" style:parent-style-name="Standard">
      <style:text-properties style:font-name="Times New Roman" fo:font-size="12pt" fo:font-style="normal" fo:font-weight="bold" officeooo:rsid="001bf3a6" officeooo:paragraph-rsid="001bf3a6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style:font-name="Times New Roman" fo:font-size="12pt" officeooo:paragraph-rsid="00212dd8" style:font-name-asian="Garamond1" style:font-size-asian="12pt" style:font-name-complex="Garamond1" style:font-size-complex="12pt"/>
    </style:style>
    <style:style style:name="P51" style:family="paragraph" style:parent-style-name="Standard">
      <style:text-properties style:font-name="Times New Roman" officeooo:rsid="00139245" officeooo:paragraph-rsid="00139245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10ff50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114f98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paragraph-rsid="00212dd8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0ff50" officeooo:paragraph-rsid="0010ff50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212dd8" officeooo:paragraph-rsid="00212dd8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246f7b" officeooo:paragraph-rsid="00246f7b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fo:color="#000000" style:font-name="Times New Roman" fo:font-size="12pt" fo:font-weight="bold" officeooo:rsid="00212dd8" officeooo:paragraph-rsid="00212dd8" style:font-name-asian="Garamond1" style:font-size-asian="12pt" style:font-weight-asian="bold" style:font-name-complex="Garamond1" style:font-size-complex="12pt"/>
    </style:style>
    <style:style style:name="P59" style:family="paragraph" style:parent-style-name="Standard">
      <style:text-properties officeooo:paragraph-rsid="0013641f"/>
    </style:style>
    <style:style style:name="P60" style:family="paragraph" style:parent-style-name="Standard">
      <style:text-properties officeooo:paragraph-rsid="00139245"/>
    </style:style>
    <style:style style:name="P61" style:family="paragraph" style:parent-style-name="Standard">
      <style:text-properties fo:color="#6aa84f" style:font-name="Garamond" fo:font-size="14pt" fo:font-weight="bold" officeooo:rsid="0016f92d" officeooo:paragraph-rsid="001bf3a6" style:font-name-asian="Garamond1" style:font-size-asian="14pt" style:font-weight-asian="bold" style:font-name-complex="Garamond1" style:font-size-complex="14pt"/>
    </style:style>
    <style:style style:name="P62" style:family="paragraph" style:parent-style-name="Standard">
      <style:text-properties fo:color="#6aa84f" style:font-name="Garamond" fo:font-size="14pt" fo:font-weight="bold" officeooo:paragraph-rsid="001bf3a6" style:font-name-asian="Garamond1" style:font-size-asian="14pt" style:font-weight-asian="bold" style:font-name-complex="Garamond1" style:font-size-complex="14pt"/>
    </style:style>
    <style:style style:name="P63" style:family="paragraph" style:parent-style-name="Standard">
      <style:text-properties fo:color="#6aa84f" style:font-name="Garamond" fo:font-size="14pt" fo:font-weight="bold" officeooo:paragraph-rsid="0010ff50" style:font-name-asian="Garamond1" style:font-size-asian="14pt" style:font-weight-asian="bold" style:font-name-complex="Garamond1" style:font-size-complex="14pt"/>
    </style:style>
    <style:style style:name="P64" style:family="paragraph" style:parent-style-name="Standard">
      <style:paragraph-properties fo:text-align="start" style:justify-single-word="false"/>
      <style:text-properties officeooo:paragraph-rsid="00246f7b"/>
    </style:style>
    <style:style style:name="P65" style:family="paragraph" style:parent-style-name="Standard">
      <style:paragraph-properties fo:text-align="end" style:justify-single-word="false"/>
      <style:text-properties officeooo:paragraph-rsid="00246f7b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6aa84f" style:font-name="Times New Roman" fo:font-size="12pt" fo:font-weight="bold" style:font-name-asian="Garamond1" style:font-size-asian="12pt" style:font-weight-asian="bold" style:font-name-complex="Garamond1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6aa84f" style:font-name="Times New Roman" fo:font-size="12pt" fo:font-weight="bold" officeooo:paragraph-rsid="00246f7b" style:font-name-asian="Garamond1" style:font-size-asian="12pt" style:font-weight-asian="bold" style:font-name-complex="Garamond1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color="#6aa84f" style:font-name="Garamond" fo:font-size="14pt" fo:font-weight="bold" style:font-name-asian="Garamond1" style:font-size-asian="14pt" style:font-weight-asian="bold" style:font-name-complex="Garamond1" style:font-size-complex="14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paragraph-rsid="001d4e44" style:font-name-asian="Calibri1" style:font-size-asian="12pt" style:font-name-complex="Calibri1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2pt" fo:font-style="italic" fo:font-weight="normal" officeooo:rsid="0016f92d" officeooo:paragraph-rsid="001d4e44" style:font-name-asian="Calibri1" style:font-size-asian="12pt" style:font-style-asian="italic" style:font-weight-asian="normal" style:font-name-complex="Calibri1" style:font-size-complex="12pt" style:font-weight-complex="normal"/>
    </style:style>
    <style:style style:name="P71" style:family="paragraph" style:parent-style-name="Standard" style:master-page-name="Standard">
      <style:paragraph-properties fo:margin-left="6.35cm" fo:margin-right="0cm" fo:text-align="start" style:justify-single-word="false" fo:keep-together="auto" fo:orphans="0" fo:widows="0" fo:text-indent="0cm" style:auto-text-indent="false" style:page-number="1" fo:padding="0cm" fo:border="none" fo:keep-with-next="auto"/>
    </style:style>
    <style:style style:name="P72" style:family="paragraph" style:parent-style-name="Standard" style:list-style-name="L1">
      <style:text-properties style:font-name="Times New Roman" fo:font-size="12pt" fo:font-weight="bold" officeooo:rsid="00246f7b" officeooo:paragraph-rsid="00246f7b" style:font-name-asian="Calibri1" style:font-size-asian="12pt" style:font-weight-asian="bold" style:font-name-complex="Calibri1" style:font-size-complex="12pt"/>
    </style:style>
    <style:style style:name="P73" style:family="paragraph" style:parent-style-name="Standard" style:list-style-name="L1">
      <style:text-properties style:font-name="Times New Roman" fo:font-size="12pt" officeooo:rsid="00246f7b" officeooo:paragraph-rsid="00246f7b" style:font-size-asian="12pt" style:font-size-complex="12pt"/>
    </style:style>
    <style:style style:name="P74" style:family="paragraph" style:parent-style-name="Standard" style:list-style-name="L2">
      <style:text-properties style:font-name="Times New Roman" fo:font-size="12pt" fo:font-style="normal" officeooo:rsid="0022b7ab" officeooo:paragraph-rsid="0022b7ab" style:font-name-asian="Calibri1" style:font-size-asian="12pt" style:font-style-asian="normal" style:font-name-complex="Calibri1" style:font-size-complex="12pt" style:font-style-complex="normal"/>
    </style:style>
    <style:style style:name="P75" style:family="paragraph" style:parent-style-name="Standard" style:list-style-name="L3">
      <style:text-properties style:font-name="Times New Roman" fo:font-size="12pt" fo:font-style="normal" officeooo:rsid="0022b7ab" officeooo:paragraph-rsid="0022b7ab" style:font-name-asian="Calibri1" style:font-size-asian="12pt" style:font-style-asian="normal" style:font-name-complex="Calibri1" style:font-size-complex="12pt" style:font-style-complex="normal"/>
    </style:style>
    <style:style style:name="P76" style:family="paragraph" style:parent-style-name="Standard" style:list-style-name="L4">
      <style:text-properties style:font-name="Times New Roman" fo:font-size="12pt" style:font-name-asian="Calibri1" style:font-size-asian="12pt" style:font-name-complex="Calibri1" style:font-size-complex="12pt"/>
    </style:style>
    <style:style style:name="P77" style:family="paragraph" style:parent-style-name="Standard" style:list-style-name="L12">
      <style:text-properties style:font-name="Times New Roman" officeooo:paragraph-rsid="0013641f"/>
    </style:style>
    <style:style style:name="P78" style:family="paragraph" style:parent-style-name="Standard" style:list-style-name="L12">
      <style:text-properties style:font-name="Times New Roman" officeooo:paragraph-rsid="00139245"/>
    </style:style>
    <style:style style:name="P79" style:family="paragraph" style:parent-style-name="Standard" style:list-style-name="L12">
      <style:text-properties style:font-name="Times New Roman" officeooo:paragraph-rsid="002448bb"/>
    </style:style>
    <style:style style:name="P80" style:family="paragraph" style:parent-style-name="Standard" style:list-style-name="L13">
      <style:text-properties style:font-name="Times New Roman" officeooo:paragraph-rsid="002448bb"/>
    </style:style>
    <style:style style:name="P81" style:family="paragraph" style:parent-style-name="Standard" style:list-style-name="L12">
      <style:text-properties officeooo:paragraph-rsid="00139245"/>
    </style:style>
    <style:style style:name="P82" style:family="paragraph" style:parent-style-name="Standard" style:list-style-name="L13">
      <style:text-properties officeooo:paragraph-rsid="00139245"/>
    </style:style>
    <style:style style:name="P83" style:family="paragraph" style:parent-style-name="Standard">
      <style:text-properties officeooo:paragraph-rsid="00139245"/>
    </style:style>
    <style:style style:name="P8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274d44" officeooo:paragraph-rsid="00274d44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282051" officeooo:paragraph-rsid="00282051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274d44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282051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74d44" officeooo:paragraph-rsid="00274d44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end" style:justify-single-word="false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82051" officeooo:paragraph-rsid="00282051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666666" style:text-outline="false" style:text-line-through-style="none" style:text-line-through-type="none" style:font-name="Times New Roman" fo:font-size="12pt" fo:font-style="normal" fo:text-shadow="none" style:text-underline-style="none" fo:font-weight="bold" officeooo:rsid="00274d44" officeooo:paragraph-rsid="00274d44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officeooo:paragraph-rsid="00274d44"/>
    </style:style>
    <style:style style:name="P92" style:family="paragraph" style:parent-style-name="Standard">
      <style:paragraph-properties fo:text-align="start" style:justify-single-word="false"/>
      <style:text-properties officeooo:paragraph-rsid="00282051"/>
    </style:style>
    <style:style style:name="P93" style:family="paragraph" style:parent-style-name="Standard" style:list-style-name="WWNum2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94" style:family="paragraph" style:parent-style-name="Standard" style:list-style-name="WWNum2">
      <style:paragraph-properties fo:margin-left="1.27cm" fo:margin-right="0cm" fo:text-indent="-0.635cm" style:auto-text-indent="false"/>
      <style:text-properties style:font-name="Times New Roman" fo:font-size="12pt" style:font-name-asian="Calibri1" style:font-size-asian="12pt" style:font-name-complex="Calibri1" style:font-size-complex="12pt"/>
    </style:style>
    <style:style style:name="P95" style:family="paragraph" style:parent-style-name="Standard" style:list-style-name="L4">
      <style:paragraph-properties fo:orphans="0" fo:widows="0" fo:padding="0cm" fo:border="none"/>
      <style:text-properties fo:color="#000000" style:font-name="Times New Roman" fo:font-size="12pt" fo:font-style="normal" fo:font-weight="normal" officeooo:rsid="00212dd8" officeooo:paragraph-rsid="00246f7b" style:font-name-asian="Calibri1" style:font-size-asian="12pt" style:font-style-asian="normal" style:font-weight-asian="normal" style:font-name-complex="Calibri1" style:font-size-complex="12pt" style:font-style-complex="normal" style:font-weight-complex="bold"/>
    </style:style>
    <style:style style:name="P96" style:family="paragraph" style:parent-style-name="Standard" style:list-style-name="L13">
      <style:paragraph-properties fo:orphans="0" fo:widows="0" fo:padding="0cm" fo:border="none"/>
      <style:text-properties fo:color="#000000" style:font-name="Garamond" fo:font-size="12pt" fo:font-weight="normal" officeooo:rsid="0015794a" officeooo:paragraph-rsid="0015794a" style:font-name-asian="Garamond1" style:font-size-asian="12pt" style:font-weight-asian="normal" style:font-name-complex="Garamond1" style:font-size-complex="12pt" style:font-weight-complex="normal"/>
    </style:style>
    <style:style style:name="P97" style:family="paragraph" style:parent-style-name="Standard" style:list-style-name="L4">
      <style:paragraph-properties fo:orphans="0" fo:widows="0" fo:padding="0cm" fo:border="none"/>
      <style:text-properties style:font-name="Times New Roman" fo:font-size="12pt" fo:font-weight="normal" officeooo:paragraph-rsid="00218c6f" style:font-size-asian="12pt" style:font-weight-asian="normal" style:font-size-complex="12pt"/>
    </style:style>
    <style:style style:name="P98" style:family="paragraph" style:parent-style-name="Standard">
      <style:paragraph-properties fo:orphans="0" fo:widows="0" fo:padding="0cm" fo:border="none"/>
      <style:text-properties style:font-name="Times New Roman" fo:font-size="12pt" fo:font-weight="normal" officeooo:paragraph-rsid="00218c6f" style:font-size-asian="12pt" style:font-weight-asian="normal" style:font-size-complex="12pt"/>
    </style:style>
    <style:style style:name="P99" style:family="paragraph" style:parent-style-name="Standard" style:list-style-name="L5">
      <style:paragraph-properties fo:padding="0cm" fo:border="none"/>
      <style:text-properties style:font-name="Times New Roman" fo:font-size="12pt" fo:font-weight="normal" officeooo:rsid="0010ff50" officeooo:paragraph-rsid="0010ff50" style:font-name-asian="Calibri1" style:font-size-asian="12pt" style:font-weight-asian="normal" style:font-name-complex="Calibri1" style:font-size-complex="12pt" style:font-weight-complex="normal"/>
    </style:style>
    <style:style style:name="P100" style:family="paragraph" style:parent-style-name="Standard" style:list-style-name="L6">
      <style:paragraph-properties fo:padding="0cm" fo:border="none"/>
      <style:text-properties style:font-name="Times New Roman" fo:font-size="12pt" fo:font-weight="normal" officeooo:rsid="0010ff50" officeooo:paragraph-rsid="0010ff50" style:font-name-asian="Calibri1" style:font-size-asian="12pt" style:font-weight-asian="normal" style:font-name-complex="Calibri1" style:font-size-complex="12pt" style:font-weight-complex="normal"/>
    </style:style>
    <style:style style:name="P101" style:family="paragraph" style:parent-style-name="Standard" style:list-style-name="L4">
      <style:paragraph-properties fo:orphans="0" fo:widows="0" fo:padding="0cm" fo:border="none"/>
      <style:text-properties style:font-name="Times New Roman" fo:font-size="12pt" fo:font-weight="normal" officeooo:rsid="00282051" officeooo:paragraph-rsid="00282051" style:font-name-asian="Calibri1" style:font-size-asian="12pt" style:font-weight-asian="normal" style:font-name-complex="Calibri1" style:font-size-complex="12pt" style:font-weight-complex="normal"/>
    </style:style>
    <style:style style:name="P102" style:family="paragraph" style:parent-style-name="Standard" style:list-style-name="L7">
      <style:paragraph-properties fo:padding="0cm" fo:border="none"/>
      <style:text-properties style:font-name="Times New Roman" fo:font-size="12pt" officeooo:paragraph-rsid="00114f98" style:font-name-asian="Calibri1" style:font-size-asian="12pt" style:font-name-complex="Calibri1" style:font-size-complex="12pt"/>
    </style:style>
    <style:style style:name="P103" style:family="paragraph" style:parent-style-name="Standard" style:list-style-name="L7">
      <style:paragraph-properties fo:padding="0cm" fo:border="none"/>
      <style:text-properties style:font-name="Times New Roman" fo:font-size="12pt" officeooo:paragraph-rsid="001165ca" style:font-name-asian="Calibri1" style:font-size-asian="12pt" style:font-name-complex="Calibri1" style:font-size-complex="12pt"/>
    </style:style>
    <style:style style:name="P104" style:family="paragraph" style:parent-style-name="Standard" style:list-style-name="L8">
      <style:paragraph-properties fo:padding="0cm" fo:border="none"/>
      <style:text-properties style:font-name="Times New Roman" fo:font-size="12pt" officeooo:paragraph-rsid="00114f98" style:font-name-asian="Calibri1" style:font-size-asian="12pt" style:font-name-complex="Calibri1" style:font-size-complex="12pt"/>
    </style:style>
    <style:style style:name="P105" style:family="paragraph" style:parent-style-name="Standard" style:list-style-name="L9">
      <style:paragraph-properties fo:padding="0cm" fo:border="none"/>
      <style:text-properties style:font-name="Times New Roman" fo:font-size="12pt" officeooo:paragraph-rsid="00114f98" style:font-name-asian="Calibri1" style:font-size-asian="12pt" style:font-name-complex="Calibri1" style:font-size-complex="12pt"/>
    </style:style>
    <style:style style:name="P106" style:family="paragraph" style:parent-style-name="Standard" style:list-style-name="L10">
      <style:paragraph-properties fo:orphans="0" fo:widows="0" fo:padding="0cm" fo:border="none"/>
      <style:text-properties style:font-name="Times New Roman" fo:font-size="12pt" officeooo:paragraph-rsid="00114f98" style:font-name-asian="Calibri1" style:font-size-asian="12pt" style:font-name-complex="Calibri1" style:font-size-complex="12pt"/>
    </style:style>
    <style:style style:name="P107" style:family="paragraph" style:parent-style-name="Standard" style:list-style-name="L11">
      <style:paragraph-properties fo:orphans="0" fo:widows="0" fo:padding="0cm" fo:border="none"/>
      <style:text-properties style:font-name="Times New Roman" fo:font-size="12pt" officeooo:paragraph-rsid="001165ca" style:font-name-asian="Calibri1" style:font-size-asian="12pt" style:font-name-complex="Calibri1" style:font-size-complex="12pt"/>
    </style:style>
    <style:style style:name="P108" style:family="paragraph" style:parent-style-name="Standard" style:list-style-name="L11">
      <style:paragraph-properties fo:orphans="0" fo:widows="0" fo:padding="0cm" fo:border="none"/>
      <style:text-properties style:font-name="Times New Roman" fo:font-size="12pt" officeooo:paragraph-rsid="00114f98" style:font-size-asian="12pt" style:font-size-complex="12pt"/>
    </style:style>
    <style:style style:name="P109" style:family="paragraph" style:parent-style-name="Standard">
      <style:paragraph-properties fo:orphans="0" fo:widows="0" fo:padding="0cm" fo:border="none"/>
      <style:text-properties style:font-name="Times New Roman" fo:font-size="12pt" fo:font-weight="bold" style:font-size-asian="12pt" style:font-weight-asian="bold" style:font-size-complex="12pt"/>
    </style:style>
    <style:style style:name="P110" style:family="paragraph" style:parent-style-name="Standard">
      <style:paragraph-properties fo:orphans="0" fo:widows="0" fo:padding="0cm" fo:border="none"/>
      <style:text-properties style:font-name="Times New Roman" fo:font-size="12pt" fo:font-weight="bold" officeooo:paragraph-rsid="00212dd8" style:font-size-asian="12pt" style:font-weight-asian="bold" style:font-size-complex="12pt"/>
    </style:style>
    <style:style style:name="P111" style:family="paragraph" style:parent-style-name="Standard">
      <style:paragraph-properties fo:orphans="0" fo:widows="0" fo:padding="0cm" fo:border="none"/>
      <style:text-properties style:font-name="Times New Roman" fo:font-size="12pt" fo:font-weight="bold" officeooo:paragraph-rsid="00274d44" style:font-size-asian="12pt" style:font-weight-asian="bold" style:font-size-complex="12pt"/>
    </style:style>
    <style:style style:name="P112" style:family="paragraph" style:parent-style-name="Standard">
      <style:paragraph-properties fo:orphans="0" fo:widows="0" fo:padding="0cm" fo:border="none"/>
      <style:text-properties officeooo:paragraph-rsid="00263b8a"/>
    </style:style>
    <style:style style:name="P113" style:family="paragraph" style:parent-style-name="Standard">
      <style:paragraph-properties fo:orphans="0" fo:widows="0" fo:padding="0cm" fo:border="none"/>
      <style:text-properties officeooo:paragraph-rsid="00274d44"/>
    </style:style>
    <style:style style:name="P114" style:family="paragraph" style:parent-style-name="Standard" style:list-style-name="L4">
      <style:paragraph-properties fo:orphans="0" fo:widows="0" fo:padding="0cm" fo:border="none"/>
      <style:text-properties officeooo:paragraph-rsid="00274d44"/>
    </style:style>
    <style:style style:name="P115" style:family="paragraph" style:parent-style-name="Standard" style:list-style-name="L4">
      <style:paragraph-properties fo:orphans="0" fo:widows="0" fo:padding="0cm" fo:border="none"/>
      <style:text-properties officeooo:paragraph-rsid="00282051"/>
    </style:style>
    <style:style style:name="P116" style:family="paragraph" style:parent-style-name="Standard">
      <style:paragraph-properties fo:orphans="0" fo:widows="0" fo:padding="0cm" fo:border="none"/>
      <style:text-properties officeooo:paragraph-rsid="001165ca"/>
    </style:style>
    <style:style style:name="P117" style:family="paragraph" style:parent-style-name="Standard">
      <style:paragraph-properties fo:text-align="start" style:justify-single-word="false" fo:padding="0cm" fo:border="none"/>
      <style:text-properties officeooo:paragraph-rsid="00263b8a"/>
    </style:style>
    <style:style style:name="P118" style:family="paragraph" style:parent-style-name="Standard">
      <style:paragraph-properties fo:orphans="0" fo:widows="0" fo:padding="0cm" fo:border="none"/>
      <style:text-properties style:font-name="Times New Roman" officeooo:rsid="00263b8a" officeooo:paragraph-rsid="00263b8a"/>
    </style:style>
    <style:style style:name="P119" style:family="paragraph" style:parent-style-name="Standard" style:list-style-name="L15">
      <style:paragraph-properties fo:orphans="0" fo:widows="0" fo:padding="0cm" fo:border="none"/>
      <style:text-properties style:font-name="Times New Roman" officeooo:rsid="00263b8a" officeooo:paragraph-rsid="00263b8a"/>
    </style:style>
    <style:style style:name="P120" style:family="paragraph" style:parent-style-name="Standard" style:list-style-name="L17">
      <style:paragraph-properties fo:orphans="0" fo:widows="0" fo:padding="0cm" fo:border="none"/>
      <style:text-properties style:font-name="Times New Roman" officeooo:rsid="00274d44" officeooo:paragraph-rsid="00274d44"/>
    </style:style>
    <style:style style:name="P121" style:family="paragraph" style:parent-style-name="Standard">
      <style:paragraph-properties fo:text-align="start" style:justify-single-word="false" fo:padding="0cm" fo:border="none"/>
      <style:text-properties fo:font-variant="normal" fo:text-transform="none" fo:color="#666666" style:text-outline="false" style:text-line-through-style="none" style:text-line-through-type="none" style:font-name="Times New Roman" fo:font-size="12pt" fo:font-style="normal" fo:text-shadow="none" style:text-underline-style="none" fo:font-weight="bold" officeooo:rsid="00274d44" officeooo:paragraph-rsid="00274d44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orphans="0" fo:widows="0" fo:padding="0cm" fo:border="none"/>
      <style:text-properties fo:color="#6aa84f" style:font-name="Garamond" fo:font-size="14pt" fo:font-weight="bold" officeooo:rsid="00274d44" officeooo:paragraph-rsid="00274d44" style:font-name-asian="Garamond1" style:font-size-asian="14pt" style:font-weight-asian="bold" style:font-name-complex="Garamond1" style:font-size-complex="14pt"/>
    </style:style>
    <style:style style:name="P123" style:family="paragraph" style:parent-style-name="Standard" style:list-style-name="L4">
      <style:paragraph-properties fo:orphans="0" fo:widows="0" fo:padding="0cm" fo:border="none"/>
      <style:text-properties fo:color="#6aa84f" style:font-name="Times New Roman" fo:font-size="12pt" fo:font-weight="normal" officeooo:paragraph-rsid="00282051" style:font-name-asian="Garamond1" style:font-size-asian="12pt" style:font-weight-asian="normal" style:font-name-complex="Garamond1" style:font-size-complex="12pt"/>
    </style:style>
    <style:style style:name="P124" style:family="paragraph" style:parent-style-name="Standard">
      <style:paragraph-properties fo:orphans="0" fo:widows="0" fo:padding="0cm" fo:border="none"/>
      <style:text-properties fo:color="#6aa84f" style:font-name="Times New Roman" fo:font-size="12pt" fo:font-weight="normal" officeooo:paragraph-rsid="00282051" style:font-name-asian="Garamond1" style:font-size-asian="12pt" style:font-weight-asian="normal" style:font-name-complex="Garamond1" style:font-size-complex="12pt"/>
    </style:style>
    <style:style style:name="P125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263b8a" officeooo:paragraph-rsid="00263b8a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39245" officeooo:paragraph-rsid="00139245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 fo:keep-together="auto" fo:orphans="0" fo:widows="0" fo:padding="0cm" fo:border="none" fo:keep-with-next="auto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274d44" officeooo:paragraph-rsid="00274d44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63b8a" officeooo:paragraph-rsid="00263b8a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63b8a" officeooo:paragraph-rsid="00274d44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font-variant="normal" fo:text-transform="none"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263b8a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end" style:justify-single-word="false" fo:keep-together="auto" fo:orphans="0" fo:widows="0" fo:padding="0cm" fo:border="none" fo:keep-with-next="auto"/>
      <style:text-properties fo:font-variant="normal" fo:text-transform="none"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paragraph-rsid="00274d44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keep-together="auto" fo:orphans="0" fo:widows="0" fo:padding="0cm" fo:border="none" fo:keep-with-next="auto"/>
      <style:text-properties style:font-name="Times New Roman" fo:font-size="12pt" fo:font-weight="bold" style:font-size-asian="12pt" style:font-weight-asian="bold" style:font-size-complex="12pt"/>
    </style:style>
    <style:style style:name="P133" style:family="paragraph" style:parent-style-name="Standard">
      <style:paragraph-properties fo:keep-together="auto" fo:orphans="0" fo:widows="0" fo:padding="0cm" fo:border="none" fo:keep-with-next="auto"/>
      <style:text-properties fo:color="#6aa84f" style:font-name="Garamond" fo:font-size="14pt" fo:font-weight="bold" officeooo:rsid="001165ca" officeooo:paragraph-rsid="001165ca" style:font-name-asian="Garamond1" style:font-size-asian="14pt" style:font-weight-asian="bold" style:font-name-complex="Garamond1" style:font-size-complex="14pt"/>
    </style:style>
    <style:style style:name="T1" style:family="text">
      <style:text-properties style:font-name="Garamond" fo:font-size="20pt" fo:font-weight="bold" style:font-name-asian="Garamond1" style:font-size-asian="20pt" style:font-weight-asian="bold" style:font-name-complex="Garamond1" style:font-size-complex="20pt"/>
    </style:style>
    <style:style style:name="T2" style:family="text">
      <style:text-properties style:font-name="Garamond" fo:font-size="14pt" fo:font-weight="bold" style:font-size-asian="14pt" style:font-weight-asian="bold" style:font-size-complex="14pt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Garamond" fo:font-size="20pt" fo:font-weight="bold" style:font-name-asian="Garamond1" style:font-size-asian="20pt" style:font-weight-asian="bold" style:font-name-complex="Garamond1" style:font-size-complex="20pt"/>
    </style:style>
    <style:style style:name="T5" style:family="text">
      <style:text-properties fo:font-variant="normal" fo:text-transform="none" style:font-name="Calibri" style:font-name-asian="Calibri1" style:font-name-complex="Calibri1"/>
    </style:style>
    <style:style style:name="T6" style:family="text">
      <style:text-properties fo:font-variant="normal" fo:text-transform="none" fo:color="#666666"/>
    </style:style>
    <style:style style:name="T7" style:family="text">
      <style:text-properties fo:font-variant="normal" fo:text-transform="none" fo:color="#666666" fo:font-style="italic" fo:font-weight="normal" style:font-style-asian="italic" style:font-weight-asian="normal" style:font-style-complex="italic"/>
    </style:style>
    <style:style style:name="T8" style:family="text">
      <style:text-properties fo:font-variant="normal" fo:text-transform="none" fo:color="#666666" fo:font-style="italic" style:font-style-asian="italic"/>
    </style:style>
    <style:style style:name="T9" style:family="text">
      <style:text-properties fo:font-variant="normal" fo:text-transform="none" fo:color="#666666" officeooo:rsid="0013641f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font-name="Times New Roman" fo:font-size="12pt" fo:font-style="normal" fo:text-shadow="none" style:text-underline-style="none" fo:font-weight="bold" officeooo:rsid="00263b8a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officeooo:rsid="0013641f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style:font-name="Calibri" officeooo:rsid="00246f7b" style:font-name-asian="Calibri1" style:font-name-complex="Calibri1"/>
    </style:style>
    <style:style style:name="T14" style:family="text">
      <style:text-properties fo:color="#6aa84f" style:font-name="Calibri" style:font-name-asian="Calibri1" style:font-name-complex="Calibri1"/>
    </style:style>
    <style:style style:name="T15" style:family="text">
      <style:text-properties fo:color="#6aa84f" style:font-name="Calibri" officeooo:rsid="00246f7b" style:font-name-asian="Calibri1" style:font-name-complex="Calibri1"/>
    </style:style>
    <style:style style:name="T16" style:family="text">
      <style:text-properties fo:color="#6aa84f" style:font-name="Times New Roman" fo:font-weight="bold" officeooo:rsid="00139245" style:font-weight-asian="bold"/>
    </style:style>
    <style:style style:name="T17" style:family="text">
      <style:text-properties fo:color="#6aa84f" style:font-name="Times New Roman" fo:font-weight="bold" officeooo:rsid="001428f1" style:font-weight-asian="bold"/>
    </style:style>
    <style:style style:name="T18" style:family="text">
      <style:text-properties fo:color="#6aa84f" style:font-name="Garamond" fo:font-size="14pt" fo:font-weight="bold" officeooo:rsid="001165ca" style:font-name-asian="Garamond1" style:font-size-asian="14pt" style:font-weight-asian="bold" style:font-name-complex="Garamond1" style:font-size-complex="14pt"/>
    </style:style>
    <style:style style:name="T19" style:family="text">
      <style:text-properties fo:color="#666666"/>
    </style:style>
    <style:style style:name="T20" style:family="text">
      <style:text-properties fo:color="#666666" fo:font-style="italic" style:font-style-asian="italic"/>
    </style:style>
    <style:style style:name="T21" style:family="text">
      <style:text-properties fo:color="#666666" fo:font-style="italic" officeooo:rsid="0010ff50" style:font-style-asian="italic"/>
    </style:style>
    <style:style style:name="T22" style:family="text">
      <style:text-properties fo:color="#666666" fo:font-style="italic" style:font-style-asian="italic" style:font-style-complex="italic"/>
    </style:style>
    <style:style style:name="T23" style:family="text">
      <style:text-properties fo:color="#666666" fo:font-style="italic" officeooo:rsid="00282051" style:font-style-asian="italic"/>
    </style:style>
    <style:style style:name="T24" style:family="text">
      <style:text-properties fo:color="#666666" fo:font-style="italic" style:font-name-asian="Calibri1" style:font-style-asian="italic" style:font-name-complex="Calibri1"/>
    </style:style>
    <style:style style:name="T25" style:family="text">
      <style:text-properties fo:color="#666666" fo:font-style="italic" fo:font-weight="normal" style:font-style-asian="italic" style:font-weight-asian="normal"/>
    </style:style>
    <style:style style:name="T26" style:family="text">
      <style:text-properties fo:color="#666666" fo:font-style="italic" fo:font-weight="normal" officeooo:rsid="0010ff50" style:font-style-asian="italic" style:font-weight-asian="normal"/>
    </style:style>
    <style:style style:name="T27" style:family="text">
      <style:text-properties fo:color="#666666" fo:font-style="italic" fo:font-weight="normal" officeooo:rsid="00114f98" style:font-style-asian="italic" style:font-weight-asian="normal"/>
    </style:style>
    <style:style style:name="T28" style:family="text">
      <style:text-properties fo:color="#666666" fo:font-style="italic" fo:font-weight="normal" style:font-style-asian="italic" style:font-weight-asian="normal" style:font-style-complex="italic"/>
    </style:style>
    <style:style style:name="T29" style:family="text">
      <style:text-properties fo:color="#666666" fo:font-style="italic" fo:font-weight="normal" officeooo:rsid="00212dd8" style:font-style-asian="italic" style:font-weight-asian="normal" style:font-style-complex="italic"/>
    </style:style>
    <style:style style:name="T30" style:family="text">
      <style:text-properties fo:color="#666666" style:font-weight-complex="bold"/>
    </style:style>
    <style:style style:name="T31" style:family="text">
      <style:text-properties fo:color="#666666" officeooo:rsid="00114f98"/>
    </style:style>
    <style:style style:name="T32" style:family="text">
      <style:text-properties fo:color="#666666" fo:font-weight="bold" style:font-weight-asian="bold" style:font-weight-complex="bold"/>
    </style:style>
    <style:style style:name="T33" style:family="text">
      <style:text-properties fo:color="#666666" officeooo:rsid="0010ff50"/>
    </style:style>
    <style:style style:name="T34" style:family="text">
      <style:text-properties fo:color="#666666" officeooo:rsid="00212dd8"/>
    </style:style>
    <style:style style:name="T35" style:family="text"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46f7b" style:font-name-asian="Calibri1" style:font-size-asian="12pt" style:font-style-asian="italic" style:font-weight-asian="normal" style:font-name-complex="Calibri1" style:font-size-complex="12pt" style:font-style-complex="italic" style:font-weight-complex="normal" style:text-overline-style="none" style:text-overline-color="font-color"/>
    </style:style>
    <style:style style:name="T36" style:family="text"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12dd8" style:font-name-asian="Calibri1" style:font-size-asian="12pt" style:font-style-asian="italic" style:font-weight-asian="normal" style:font-name-complex="Calibri1" style:font-size-complex="12pt" style:font-style-complex="italic" style:font-weight-complex="normal" style:text-overline-style="none" style:text-overline-color="font-color"/>
    </style:style>
    <style:style style:name="T37" style:family="text"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12dd8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46f7b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282051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normal" officeooo:rsid="0010ff50" style:font-name-asian="Calibri1" style:font-size-asian="12pt" style:font-style-asian="italic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bold" style:font-name-asian="Calibri1" style:font-size-asian="12pt" style:font-style-asian="italic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666666" style:text-outline="false" style:text-line-through-style="none" style:text-line-through-type="none" style:font-name="Times New Roman" fo:font-size="12pt" fo:font-style="italic" fo:text-shadow="none" style:text-underline-style="none" fo:font-weight="bold" officeooo:rsid="00282051" style:font-name-asian="Calibri1" style:font-size-asian="12pt" style:font-style-asian="italic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666666" style:text-outline="false" style:text-line-through-style="none" style:text-line-through-type="none" style:font-name="Times New Roman" fo:font-size="12pt" fo:font-style="normal" fo:text-shadow="none" style:text-underline-style="none" fo:font-weight="bold" officeooo:rsid="00246f7b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666666" style:text-outline="false" style:text-line-through-style="none" style:text-line-through-type="none" style:font-name="Times New Roman" fo:font-size="12pt" fo:font-style="normal" fo:text-shadow="none" style:text-underline-style="none" fo:font-weight="bold" officeooo:rsid="0010ff50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666666" style:text-outline="false" style:text-line-through-style="none" style:text-line-through-type="none" style:font-name="Times New Roman" fo:font-size="12pt" fo:font-style="normal" fo:text-shadow="none" style:text-underline-style="none" fo:font-weight="bold" officeooo:rsid="00282051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officeooo:rsid="00139245"/>
    </style:style>
    <style:style style:name="T49" style:family="text">
      <style:text-properties style:font-name="Times New Roman" officeooo:rsid="0016f92d"/>
    </style:style>
    <style:style style:name="T50" style:family="text">
      <style:text-properties fo:font-weight="bold" style:font-weight-asian="bold"/>
    </style:style>
    <style:style style:name="T51" style:family="text">
      <style:text-properties fo:font-weight="bold" style:font-name-asian="Calibri1" style:font-weight-asian="bold" style:font-name-complex="Calibri1"/>
    </style:style>
    <style:style style:name="T52" style:family="text">
      <style:text-properties style:font-name-asian="Calibri1" style:font-name-complex="Calibri1"/>
    </style:style>
    <style:style style:name="T53" style:family="text">
      <style:text-properties officeooo:rsid="001165ca" style:font-name-asian="Calibri1" style:font-name-complex="Calibri1"/>
    </style:style>
    <style:style style:name="T54" style:family="text">
      <style:text-properties officeooo:rsid="00196782" style:font-name-asian="Calibri1" style:font-name-complex="Calibri1"/>
    </style:style>
    <style:style style:name="T55" style:family="text">
      <style:text-properties officeooo:rsid="001d4e44" style:font-name-asian="Calibri1" style:font-name-complex="Calibri1"/>
    </style:style>
    <style:style style:name="T56" style:family="text">
      <style:text-properties officeooo:rsid="00235849" style:font-name-asian="Calibri1" style:font-name-complex="Calibri1"/>
    </style:style>
    <style:style style:name="T57" style:family="text">
      <style:text-properties officeooo:rsid="00246f7b" style:font-name-asian="Calibri1" style:font-name-complex="Calibri1"/>
    </style:style>
    <style:style style:name="T58" style:family="text">
      <style:text-properties fo:font-style="italic" style:font-name-asian="Calibri1" style:font-style-asian="italic" style:font-name-complex="Calibri1"/>
    </style:style>
    <style:style style:name="T59" style:family="text">
      <style:text-properties officeooo:rsid="00114f98"/>
    </style:style>
    <style:style style:name="T60" style:family="text">
      <style:text-properties fo:font-weight="normal" style:font-weight-asian="normal"/>
    </style:style>
    <style:style style:name="T61" style:family="text">
      <style:text-properties fo:color="#000000" fo:font-style="normal" fo:font-weight="normal" officeooo:rsid="0016f92d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01d4e44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fo:font-weight="normal" officeooo:rsid="001ea676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fo:font-weight="normal" officeooo:rsid="001fb4e0" style:font-style-asian="normal" style:font-weight-asian="normal" style:font-style-complex="normal" style:font-weight-complex="normal"/>
    </style:style>
    <style:style style:name="T65" style:family="text">
      <style:text-properties fo:color="#000000" fo:font-style="normal" officeooo:rsid="00212dd8" style:font-name-asian="Calibri1" style:font-style-asian="normal" style:font-name-complex="Calibri1" style:font-style-complex="normal" style:font-weight-complex="normal"/>
    </style:style>
    <style:style style:name="T66" style:family="text">
      <style:text-properties fo:color="#000000" fo:font-style="normal" officeooo:rsid="00218c6f" style:font-name-asian="Calibri1" style:font-style-asian="normal" style:font-name-complex="Calibri1" style:font-style-complex="normal" style:font-weight-complex="normal"/>
    </style:style>
    <style:style style:name="T67" style:family="text">
      <style:text-properties fo:color="#000000" fo:font-style="normal" officeooo:rsid="00274d44" style:font-name-asian="Calibri1" style:font-style-asian="normal" style:font-name-complex="Calibri1" style:font-style-complex="normal" style:font-weight-complex="normal"/>
    </style:style>
    <style:style style:name="T68" style:family="text">
      <style:text-properties fo:color="#000000" style:font-name="Times New Roman" fo:font-style="italic" fo:font-weight="normal" officeooo:rsid="0016f92d" style:font-name-asian="Calibri1" style:font-style-asian="italic" style:font-weight-asian="normal" style:font-name-complex="Calibri1" style:font-weight-complex="normal"/>
    </style:style>
    <style:style style:name="T69" style:family="text">
      <style:text-properties fo:color="#000000" style:font-name="Times New Roman" fo:font-style="italic" fo:font-weight="normal" officeooo:rsid="001779af" style:font-name-asian="Calibri1" style:font-style-asian="italic" style:font-weight-asian="normal" style:font-name-complex="Calibri1" style:font-weight-complex="normal"/>
    </style:style>
    <style:style style:name="T70" style:family="text">
      <style:text-properties fo:color="#000000" style:font-name="Times New Roman" fo:font-size="12pt" fo:font-style="normal" fo:font-weight="normal" officeooo:rsid="00246f7b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Times New Roman" fo:font-size="12pt" fo:font-style="normal" fo:font-weight="normal" officeooo:rsid="0028205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246f7b" style:font-name-asian="Calibri1" style:font-size-asian="12pt" style:font-style-asian="normal" style:font-weight-asian="bold" style:font-name-complex="Calibri1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style:font-name="Garamond" fo:font-size="14pt" fo:font-style="normal" fo:font-weight="bold" officeooo:rsid="00282051" style:font-name-asian="Calibri1" style:font-size-asian="14pt" style:font-style-asian="normal" style:font-weight-asian="bold" style:font-name-complex="Calibri1" style:font-size-complex="14pt" style:font-style-complex="normal" style:font-weight-complex="normal"/>
    </style:style>
    <style:style style:name="T75" style:family="text">
      <style:text-properties style:font-weight-complex="bold"/>
    </style:style>
    <style:style style:name="T76" style:family="text">
      <style:text-properties officeooo:rsid="00139245"/>
    </style:style>
    <style:style style:name="T77" style:family="text">
      <style:text-properties officeooo:rsid="00212dd8"/>
    </style:style>
    <style:style style:name="T78" style:family="text">
      <style:text-properties fo:font-style="normal" fo:font-weight="normal" officeooo:rsid="00235849" style:font-name-asian="Calibri1" style:font-style-asian="normal" style:font-weight-asian="normal" style:font-name-complex="Calibri1" style:font-style-complex="normal" style:font-weight-complex="normal"/>
    </style:style>
    <style:style style:name="T79" style:family="text">
      <style:text-properties fo:font-style="normal" officeooo:rsid="00235849" style:font-name-asian="Calibri1" style:font-style-asian="normal" style:font-name-complex="Calibri1" style:font-style-complex="normal"/>
    </style:style>
    <style:style style:name="T80" style:family="text">
      <style:text-properties officeooo:rsid="002448bb"/>
    </style:style>
    <style:style style:name="T81" style:family="text">
      <style:text-properties officeooo:rsid="00246f7b"/>
    </style:style>
    <style:style style:name="T82" style:family="text">
      <style:text-properties style:font-weight-complex="normal"/>
    </style:style>
    <style:style style:name="T83" style:family="text">
      <style:text-properties officeooo:rsid="00246f7b" style:font-weight-complex="normal"/>
    </style:style>
    <style:style style:name="T84" style:family="text">
      <style:text-properties officeooo:rsid="0010ff50"/>
    </style:style>
    <style:style style:name="T85" style:family="text">
      <style:text-properties officeooo:rsid="002820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4">D</text:span><text:span text:style-name="T1">AN PRISK</text:span></text:p>
      <text:p text:style-name="P2">38243 Hemlock Ave, Squamish, BC</text:p>
      <text:p text:style-name="P20"><text:span text:style-name="T5">778 231 5944</text:span><text:span text:style-name="T12"> </text:span><text:span text:style-name="T14">|</text:span><text:span text:style-name="T12"> </text:span><text:a xlink:type="simple" xlink:href="http://dan.prisk.ca/" text:style-name="Internet_20_link" text:visited-style-name="Visited_20_Internet_20_Link"><text:span text:style-name="T13">http://dan.prisk.ca</text:span></text:a><text:span text:style-name="T13"> </text:span><text:span text:style-name="T15">| </text:span><text:a xlink:type="simple" xlink:href="mailto:dan@delusional.org.uk" text:style-name="ListLabel_20_37" text:visited-style-name="ListLabel_20_37"><text:span text:style-name="T5">dan@</text:span></text:a><text:span text:style-name="T12">prisk.ca</text:span></text:p>
      <text:p text:style-name="P35"/>
      <text:p text:style-name="P68">EDUCATION</text:p>
      <text:p text:style-name="P67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4"><text:span text:style-name="T73">Master </text:span><text:span text:style-name="T72">of Arts, Sociology </text:span></text:p>
          </table:table-cell>
          <table:table-cell table:style-name="Table22.A1" office:value-type="string">
            <text:p text:style-name="P43">2022 (expected)</text:p>
          </table:table-cell>
        </table:table-row>
        <table:table-row>
          <table:table-cell table:style-name="Table22.A1" office:value-type="string">
            <text:p text:style-name="P45">University of British Columbia</text:p>
          </table:table-cell>
          <table:table-cell table:style-name="Table22.A1" office:value-type="string">
            <text:p text:style-name="P41">Vancouver, BC</text:p>
          </table:table-cell>
        </table:table-row>
      </table:table>
      <text:list xml:id="list503989650" text:style-name="L1">
        <text:list-header>
          <text:p text:style-name="P72"/>
        </text:list-header>
        <text:list-item>
          <text:p text:style-name="P73">Advisor: Dr. Emily Huddart Kennedy</text:p>
        </text:list-item>
      </text:list>
      <text:p text:style-name="P6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Bachelor of Arts with Honours, Sociology </text:p>
          </table:table-cell>
          <table:table-cell table:style-name="Table2.A1" office:value-type="string">
            <text:p text:style-name="P38">December 2019</text:p>
          </table:table-cell>
        </table:table-row>
        <table:table-row>
          <table:table-cell table:style-name="Table2.A1" office:value-type="string">
            <text:p text:style-name="P44">Simon Fraser University</text:p>
          </table:table-cell>
          <table:table-cell table:style-name="Table2.A1" office:value-type="string">
            <text:p text:style-name="P39">Vancouver, BC</text:p>
          </table:table-cell>
        </table:table-row>
      </table:table>
      <text:p text:style-name="P48"><text:span text:style-name="T24"><text:s/></text:span><text:span text:style-name="T51"><text:s/></text:span></text:p>
      <text:list xml:id="list1109160130" text:style-name="WWNum2">
        <text:list-item>
          <text:p text:style-name="P93"><text:span text:style-name="T51">Honours paper:</text:span><text:span text:style-name="T52"> </text:span><text:span text:style-name="T58">Killing for the Environment: Is Environmentalism Functioning as a Tool of White Supremacist Terror? </text:span><text:span text:style-name="T79">A</text:span><text:span text:style-name="T78"> mixed-methods approach to e</text:span><text:span text:style-name="T52">xamin</text:span><text:span text:style-name="T56">ing</text:span><text:span text:style-name="T52"> the manner in which ideas of the environment circulate in far right communities, </text:span><text:span text:style-name="T56">via Black feminist and decolonial theory. </text:span><text:span text:style-name="T52"><text:line-break/></text:span><text:span text:style-name="T54">Advis</text:span><text:span text:style-name="T57">o</text:span><text:span text:style-name="T54">r: Dr. Travers</text:span></text:p>
        </text:list-item>
        <text:list-item>
          <text:p text:style-name="P94">4.17/4.33 cumulative GPA (as of November 2019)</text:p>
        </text:list-item>
      </text:list>
      <text:p text:style-name="P4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Bachelor of Arts, English with Creative Writing <text:s/></text:p>
          </table:table-cell>
          <table:table-cell table:style-name="Table3.A1" office:value-type="string">
            <text:p text:style-name="P38">2007 (incomplete)</text:p>
          </table:table-cell>
        </table:table-row>
        <table:table-row>
          <table:table-cell table:style-name="Table3.A1" office:value-type="string">
            <text:p text:style-name="P44">University College Falmouth</text:p>
          </table:table-cell>
          <table:table-cell table:style-name="Table3.A1" office:value-type="string">
            <text:p text:style-name="P39">Falmouth, UK</text:p>
          </table:table-cell>
        </table:table-row>
      </table:table>
      <text:p text:style-name="P63"/>
      <text:p text:style-name="P61">RESEARCH</text:p>
      <text:p text:style-name="P62"/>
      <text:p text:style-name="P58">Interests</text:p>
      <text:p text:style-name="P50"><text:span text:style-name="T68">Environmental Sociology, Social Movements, Social Theory </text:span><text:span text:style-name="T69">(broadly continental and critical)</text:span><text:span text:style-name="T68">.</text:span></text:p>
      <text:p text:style-name="P70"/>
      <text:p text:style-name="P69"><text:span text:style-name="T61">U</text:span><text:span text:style-name="T62">nderstanding the social structures that give rise to, and form the outcomes of, contemporary environmental social movements. </text:span><text:span text:style-name="T63">What structural factors lead people to care about the environment, engage in environmental movements, and align those movements with </text:span><text:span text:style-name="T64">decolonial </text:span><text:span text:style-name="T63">environmental and social justice goals?</text:span></text:p>
      <text:p text:style-name="P1"/>
      <text:p text:style-name="P49"><text:span text:style-name="T52">Manuscripts </text:span><text:span text:style-name="T55">in Progress</text:span></text:p>
      <text:p text:style-name="P46"/>
      <text:p text:style-name="P48"><text:span text:style-name="T52">Prisk, Dan and Nicholas Scott, </text:span><text:span text:style-name="T58">The Place of Helicopters: Understanding the Ways of Valuing Nature in Mountain Biking.</text:span></text:p>
      <text:list xml:id="list1371602859" text:style-name="L2">
        <text:list-item>
          <text:p text:style-name="P74">Methods: document and media analysis, interviews, auto-ethnography.</text:p>
        </text:list-item>
        <text:list-item>
          <text:p text:style-name="P74">Theory: pragmatic sociology (Boltanski and Thévenot), place-based pedagogy.</text:p>
        </text:list-item>
      </text:list>
      <text:p text:style-name="P46"/>
      <text:p text:style-name="P48"><text:span text:style-name="T52">Prisk, Dan, </text:span><text:span text:style-name="T58">Mobilizing Social Capital: An Exploration of the Forms of Mobilization Employed by Extinction Rebellion.</text:span></text:p>
      <text:list xml:id="list3699290386" text:style-name="L3">
        <text:list-item>
          <text:p text:style-name="P75">Methods: movement document analysis.</text:p>
        </text:list-item>
        <text:list-item>
          <text:p text:style-name="P75">Theory: resource mobilization theory (McCarthy and Zald), Bourdieu.</text:p>
        </text:list-item>
      </text:list>
      <text:p text:style-name="P29"/>
      <text:p text:style-name="P29"/>
      <text:p text:style-name="P29"><text:soft-page-break/>Experience</text:p>
      <text:p text:style-name="P110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57">Eco-Social Relations</text:p>
          </table:table-cell>
          <table:table-cell table:style-name="Table23.A1" office:value-type="string">
            <text:p text:style-name="P65"><text:span text:style-name="T38">Fall </text:span><text:span text:style-name="T39">2020</text:span><text:span text:style-name="T38"> – </text:span><text:span text:style-name="T39">ongoing</text:span></text:p>
          </table:table-cell>
        </table:table-row>
        <table:table-row>
          <table:table-cell table:style-name="Table23.A1" office:value-type="string">
            <text:p text:style-name="P64"><text:span text:style-name="T44">University of British Columbia</text:span><text:span text:style-name="T36"> (</text:span><text:span text:style-name="T35">RA</text:span><text:span text:style-name="T36">)</text:span></text:p>
          </table:table-cell>
          <table:table-cell table:style-name="Table23.A1" office:value-type="string">
            <text:p text:style-name="P41"><text:span text:style-name="T50"><text:s/></text:span><text:s/><text:span text:style-name="T77">Vancouver</text:span>, BC</text:p>
          </table:table-cell>
        </table:table-row>
      </table:table>
      <text:list xml:id="list160234841" text:style-name="L4">
        <text:list-item>
          <text:p text:style-name="P95"><text:span text:style-name="T82">Worked with Dr. </text:span><text:span text:style-name="T83">Emily Huddart Kennedy to generate figures, both statistical and conceptual, for several publications. Technologies: R, ggplot, yEd.</text:span></text:p>
        </text:list-item>
      </text:list>
      <text:p text:style-name="P11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85">E-Mobilities</text:p>
          </table:table-cell>
          <table:table-cell table:style-name="Table28.A1" office:value-type="string">
            <text:p text:style-name="P89"><text:span text:style-name="T81">2</text:span>020</text:p>
          </table:table-cell>
        </table:table-row>
        <table:table-row>
          <table:table-cell table:style-name="Table28.A1" office:value-type="string">
            <text:p text:style-name="P91"><text:span text:style-name="T46">Simon Fraser University </text:span><text:span text:style-name="T36">(</text:span><text:span text:style-name="T35">RA</text:span><text:span text:style-name="T36">)</text:span></text:p>
          </table:table-cell>
          <table:table-cell table:style-name="Table28.A1" office:value-type="string">
            <text:p text:style-name="P86"><text:span text:style-name="T50"><text:s/></text:span><text:s/><text:span text:style-name="T77">Vancouver</text:span>, BC</text:p>
          </table:table-cell>
        </table:table-row>
      </table:table>
      <text:list xml:id="list193045373690540" text:continue-numbering="true" text:style-name="L4">
        <text:list-item>
          <text:p text:style-name="P114"><text:span text:style-name="T70">Worked with Dr. </text:span><text:span text:style-name="T71">Travers </text:span></text:p>
        </text:list-item>
      </text:list>
      <text:p text:style-name="P11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85">Cycling in Halifax</text:p>
          </table:table-cell>
          <table:table-cell table:style-name="Table29.A1" office:value-type="string">
            <text:p text:style-name="P89"><text:span text:style-name="T81">2</text:span>020</text:p>
          </table:table-cell>
        </table:table-row>
        <table:table-row>
          <table:table-cell table:style-name="Table29.A1" office:value-type="string">
            <text:p text:style-name="P92"><text:span text:style-name="T46">Simon Fraser University </text:span><text:span text:style-name="T36">(</text:span><text:span text:style-name="T35">RA</text:span><text:span text:style-name="T36">)</text:span></text:p>
          </table:table-cell>
          <table:table-cell table:style-name="Table29.A1" office:value-type="string">
            <text:p text:style-name="P87"><text:span text:style-name="T50"><text:s/></text:span><text:s/><text:span text:style-name="T77">Vancouver</text:span>, BC</text:p>
          </table:table-cell>
        </table:table-row>
      </table:table>
      <text:list xml:id="list193044978879867" text:continue-numbering="true" text:style-name="L4">
        <text:list-item>
          <text:p text:style-name="P115"><text:span text:style-name="T70">Worked with Dr. </text:span><text:span text:style-name="T71">Nicholas Scott</text:span></text:p>
        </text:list-item>
      </text:list>
      <text:p text:style-name="P4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56">Feminist Pedagogical Strategies</text:p>
          </table:table-cell>
          <table:table-cell table:style-name="Table21.A1" office:value-type="string">
            <text:p text:style-name="P42">Fall 2017 – Spring 2018</text:p>
          </table:table-cell>
        </table:table-row>
        <table:table-row>
          <table:table-cell table:style-name="Table21.A1" office:value-type="string">
            <text:p text:style-name="P54"><text:span text:style-name="T34">Simon Fraser University</text:span><text:span text:style-name="T29"> (Work Study)</text:span></text:p>
          </table:table-cell>
          <table:table-cell table:style-name="Table21.A1" office:value-type="string">
            <text:p text:style-name="P40"><text:span text:style-name="T50"><text:s/></text:span><text:s/><text:span text:style-name="T77">Vancouver</text:span>, BC</text:p>
          </table:table-cell>
        </table:table-row>
      </table:table>
      <text:list xml:id="list193045883310675" text:continue-numbering="true" text:style-name="L4">
        <text:list-item>
          <text:p text:style-name="P97"><text:span text:style-name="T65">Worked with Dr Amanda Watson to conduct and document reviews of teaching and learning centers for universities in Canada. </text:span><text:span text:style-name="T66">C</text:span><text:span text:style-name="T65">reated initial bibliography for project literature review.</text:span></text:p>
        </text:list-item>
      </text:list>
      <text:p text:style-name="P98"><text:span text:style-name="T65"/></text:p>
      <text:p text:style-name="P122">TEACHING</text:p>
      <text:p text:style-name="P111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84">SOCI 101: Social Interaction and Culture</text:p>
          </table:table-cell>
          <table:table-cell table:style-name="Table27.A1" office:value-type="string">
            <text:p text:style-name="P88">Fall 2020</text:p>
          </table:table-cell>
        </table:table-row>
        <table:table-row>
          <table:table-cell table:style-name="Table27.A1" office:value-type="string">
            <text:p text:style-name="P90"><text:span text:style-name="T77">U</text:span>niversity of British Columbia</text:p>
          </table:table-cell>
          <table:table-cell table:style-name="Table27.A1" office:value-type="string">
            <text:p text:style-name="P86"><text:span text:style-name="T50"><text:s/></text:span><text:s/><text:span text:style-name="T77">Vancouver</text:span>, BC</text:p>
          </table:table-cell>
        </table:table-row>
      </table:table>
      <text:list xml:id="list193044602211727" text:continue-numbering="true" text:style-name="L4">
        <text:list-item>
          <text:p text:style-name="P123"><text:span text:style-name="T65">T</text:span><text:span text:style-name="T67">A</text:span></text:p>
          <text:p text:style-name="P123"><text:span text:style-name="T74"/></text:p>
        </text:list-item>
      </text:list>
      <text:p text:style-name="P124"><text:span text:style-name="T2">PROFESSIONAL HISTORY</text:span></text:p>
      <text:p text:style-name="P3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85">Regional Humane Educator</text:p>
          </table:table-cell>
          <table:table-cell table:style-name="Table30.A1" office:value-type="string">
            <text:p text:style-name="P89">January – August 2020</text:p>
          </table:table-cell>
        </table:table-row>
        <table:table-row>
          <table:table-cell table:style-name="Table30.A1" office:value-type="string">
            <text:p text:style-name="P92"><text:span text:style-name="T43">BCSPCA</text:span><text:span text:style-name="T42"> </text:span><text:span text:style-name="T37">(</text:span><text:span text:style-name="T40">Animal Welfare</text:span><text:span text:style-name="T41"> Organization</text:span><text:span text:style-name="T37">)</text:span></text:p>
          </table:table-cell>
          <table:table-cell table:style-name="Table30.A1" office:value-type="string">
            <text:p text:style-name="P87"><text:span text:style-name="T50"><text:s/></text:span><text:s/>Whistler, BC</text:p>
          </table:table-cell>
        </table:table-row>
      </table:table>
      <text:list xml:id="list193046192621302" text:continue-numbering="true" text:style-name="L4">
        <text:list-item>
          <text:p text:style-name="P101">Helped develop internet based humane education programs for children aged 6 to 16.</text:p>
        </text:list-item>
      </text:list>
      <text:p text:style-name="P10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2">Mountain Bike Coach </text:p>
          </table:table-cell>
          <table:table-cell table:style-name="Table4.A1" office:value-type="string">
            <text:p text:style-name="P38">Summers 2017 and 2019</text:p>
          </table:table-cell>
        </table:table-row>
        <table:table-row>
          <table:table-cell table:style-name="Table4.A1" office:value-type="string">
            <text:p text:style-name="P53"><text:span text:style-name="T19">W</text:span><text:span text:style-name="T33">histler Off-Road Cycling Association</text:span><text:span text:style-name="T20"> </text:span><text:span text:style-name="T25">(</text:span><text:span text:style-name="T26">Sporting Organization</text:span><text:span text:style-name="T25">)</text:span></text:p>
          </table:table-cell>
          <table:table-cell table:style-name="Table4.A1" office:value-type="string">
            <text:p text:style-name="P39"><text:span text:style-name="T50"><text:s/></text:span><text:s/>Whistler, BC</text:p>
          </table:table-cell>
        </table:table-row>
      </table:table>
      <text:list xml:id="list193046098014663" text:continue-numbering="true" text:style-name="L4">
        <text:list-item>
          <text:p text:style-name="P76">Taught mountain biking skills to students aged 6 to 16.</text:p>
        </text:list-item>
      </text:list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2">Trail Crew Lead</text:p>
          </table:table-cell>
          <table:table-cell table:style-name="Table1.A1" office:value-type="string">
            <text:p text:style-name="P38">Summer 2018</text:p>
          </table:table-cell>
        </table:table-row>
        <table:table-row table:style-name="Table1.1">
          <table:table-cell table:style-name="Table1.A1" office:value-type="string">
            <text:p text:style-name="P27"><text:span text:style-name="T32">Squamish Off-Road Cycling Association</text:span><text:span text:style-name="T19"> </text:span><text:span text:style-name="T20">(</text:span><text:span text:style-name="T21">Sporting</text:span><text:span text:style-name="T20"> </text:span><text:span text:style-name="T21">Organization</text:span><text:span text:style-name="T20">) </text:span></text:p>
          </table:table-cell>
          <table:table-cell table:style-name="Table1.A1" office:value-type="string">
            <text:p text:style-name="P22">Squamish, BC</text:p>
          </table:table-cell>
        </table:table-row>
      </table:table>
      <text:list xml:id="list1448119674" text:style-name="L5">
        <text:list-item>
          <text:p text:style-name="P99">Managed a team of five trail maintenance staff.</text:p>
        </text:list-item>
      </text:list>
      <text:list xml:id="list2591330368" text:style-name="L6">
        <text:list-item>
          <text:p text:style-name="P100">Worked with youth from Squamish Nation Summer Employment Program.</text:p>
        </text:list-item>
      </text:list>
      <text:p text:style-name="P3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5">Software Produc<text:span text:style-name="T59">t</text:span> Manager</text:p>
          </table:table-cell>
          <table:table-cell table:style-name="Table5.A1" office:value-type="string">
            <text:p text:style-name="P21">February 2016 - June 2017</text:p>
          </table:table-cell>
        </table:table-row>
        <table:table-row table:style-name="Table5.1">
          <table:table-cell table:style-name="Table5.A1" office:value-type="string">
            <text:p text:style-name="P23"><text:span text:style-name="T19">MS Group</text:span><text:span text:style-name="T20"> </text:span><text:span text:style-name="T60"><text:s/></text:span><text:span text:style-name="T25">(Geological Consulting)</text:span></text:p>
          </table:table-cell>
          <table:table-cell table:style-name="Table5.A1" office:value-type="string">
            <text:p text:style-name="P22">Vancouver, BC</text:p>
          </table:table-cell>
        </table:table-row>
      </table:table>
      <text:list xml:id="list3957759719" text:style-name="L7">
        <text:list-item>
          <text:p text:style-name="P102">Hired and led software product development team.</text:p>
        </text:list-item>
        <text:list-item>
          <text:p text:style-name="P103">Handled product strategy and project management.</text:p>
        </text:list-item>
        <text:list-item>
          <text:p text:style-name="P102">Wrote technical and user documentation.</text:p>
        </text:list-item>
      </text:list>
      <text:p text:style-name="P30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Consultant </text:p>
          </table:table-cell>
          <table:table-cell table:style-name="Table6.A1" office:value-type="string">
            <text:p text:style-name="P22">October 2014 - February 2016</text:p>
          </table:table-cell>
        </table:table-row>
        <table:table-row table:style-name="Table6.1">
          <table:table-cell table:style-name="Table6.A1" office:value-type="string">
            <text:p text:style-name="P23"><text:span text:style-name="T31">Independent</text:span><text:span text:style-name="T20"> </text:span><text:s/></text:p>
          </table:table-cell>
          <table:table-cell table:style-name="Table6.A1" office:value-type="string">
            <text:p text:style-name="P22">Squamish, BC</text:p>
          </table:table-cell>
        </table:table-row>
      </table:table>
      <text:list xml:id="list3392240455" text:style-name="L8">
        <text:list-item>
          <text:p text:style-name="P104">Technical writing contracts for tax claim documentation.</text:p>
        </text:list-item>
      </text:list>
      <text:list xml:id="list1827425799" text:style-name="L9">
        <text:list-item>
          <text:p text:style-name="P105">Written communications: proposals, sustainability documentations, and blog posts.</text:p>
        </text:list-item>
        <text:list-item>
          <text:p text:style-name="P105">Ecommerce software analysis and implementation.</text:p>
        </text:list-item>
      </text:list>
      <text:p text:style-name="P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3">Software Product Manager </text:p>
          </table:table-cell>
          <table:table-cell table:style-name="Table7.A1" office:value-type="string">
            <text:p text:style-name="P22">November 2010 – December 2014</text:p>
          </table:table-cell>
        </table:table-row>
        <table:table-row table:style-name="Table7.1">
          <table:table-cell table:style-name="Table7.A1" office:value-type="string">
            <text:p text:style-name="P23"><text:span text:style-name="T31">CCN Bikes</text:span><text:span text:style-name="T27"> (Web Services) </text:span><text:span text:style-name="T25"><text:s/></text:span><text:span text:style-name="T60"><text:s/></text:span></text:p>
          </table:table-cell>
          <table:table-cell table:style-name="Table7.A1" office:value-type="string">
            <text:p text:style-name="P16">North Vancouver, BC</text:p>
          </table:table-cell>
        </table:table-row>
      </table:table>
      <text:list xml:id="list364599770" text:style-name="L10">
        <text:list-item>
          <text:p text:style-name="P106">Hired and led software product development team.</text:p>
        </text:list-item>
      </text:list>
      <text:list xml:id="list4116744069" text:style-name="L11">
        <text:list-item>
          <text:p text:style-name="P108"><text:span text:style-name="T53">Responsible for</text:span><text:span text:style-name="T52"> product strategy and project management.</text:span></text:p>
        </text:list-item>
        <text:list-item>
          <text:p text:style-name="P107">Wrote technical and user documentation.</text:p>
        </text:list-item>
      </text:list>
      <text:p text:style-name="P3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">IT Manager </text:p>
          </table:table-cell>
          <table:table-cell table:style-name="Table9.A1" office:value-type="string">
            <text:p text:style-name="P6">March 2006 – April 2010</text:p>
          </table:table-cell>
        </table:table-row>
        <table:table-row table:style-name="Table9.1">
          <table:table-cell table:style-name="Table9.A1" office:value-type="string">
            <text:p text:style-name="P24"><text:span text:style-name="T6">World of Camping Ltd</text:span><text:span text:style-name="T3"> </text:span><text:span text:style-name="T28">(Ecommerce)</text:span><text:span text:style-name="T19"> </text:span></text:p>
          </table:table-cell>
          <table:table-cell table:style-name="Table9.A1" office:value-type="string">
            <text:p text:style-name="P17">Cornwall, UK <text:s text:c="3"/></text:p>
          </table:table-cell>
        </table:table-row>
      </table:table>
      <text:p text:style-name="P33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">Retail Manager </text:p>
          </table:table-cell>
          <table:table-cell table:style-name="Table10.A1" office:value-type="string">
            <text:p text:style-name="P6">June 2005 - March 2006</text:p>
          </table:table-cell>
        </table:table-row>
        <table:table-row table:style-name="Table10.1">
          <table:table-cell table:style-name="Table10.A1" office:value-type="string">
            <text:p text:style-name="P24"><text:span text:style-name="T30">Aztec Leisure Ltd</text:span><text:span text:style-name="T22"> </text:span><text:span text:style-name="T28">(Outdoor Retailer) </text:span><text:span text:style-name="T22"><text:s/></text:span></text:p>
          </table:table-cell>
          <table:table-cell table:style-name="Table10.A1" office:value-type="string">
            <text:p text:style-name="P17">Cornwall, UK <text:s text:c="3"/></text:p>
          </table:table-cell>
        </table:table-row>
      </table:table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">Software Developer <text:s/></text:p>
          </table:table-cell>
          <table:table-cell table:style-name="Table11.A1" office:value-type="string">
            <text:p text:style-name="P6">2004 (6 months)</text:p>
          </table:table-cell>
        </table:table-row>
        <table:table-row table:style-name="Table11.1">
          <table:table-cell table:style-name="Table11.A1" office:value-type="string">
            <text:p text:style-name="P24"><text:span text:style-name="T30">World of Camping Ltd</text:span><text:span text:style-name="T75"> </text:span><text:span text:style-name="T28">(Ecommerce) </text:span><text:span text:style-name="T22"><text:s/></text:span></text:p>
          </table:table-cell>
          <table:table-cell table:style-name="Table11.A1" office:value-type="string">
            <text:p text:style-name="P17">Cornwall, UK <text:s text:c="3"/></text:p>
          </table:table-cell>
        </table:table-row>
      </table:table>
      <text:p text:style-name="P5"><text:s text:c="2"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">Software Developer <text:s/></text:p>
          </table:table-cell>
          <table:table-cell table:style-name="Table12.A1" office:value-type="string">
            <text:p text:style-name="P6">2002 - 2003 (1 year)</text:p>
          </table:table-cell>
        </table:table-row>
        <table:table-row table:style-name="Table12.1">
          <table:table-cell table:style-name="Table12.A1" office:value-type="string">
            <text:p text:style-name="P24"><text:span text:style-name="T19">TUI Interactive Media</text:span><text:span text:style-name="T22"> </text:span><text:span text:style-name="T28">(Interactive Design Agency) </text:span><text:span text:style-name="T19"><text:s/></text:span></text:p>
          </table:table-cell>
          <table:table-cell table:style-name="Table12.A1" office:value-type="string">
            <text:p text:style-name="P17">London, UK <text:s text:c="3"/></text:p>
          </table:table-cell>
        </table:table-row>
      </table:table>
      <text:p text:style-name="P1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1">Software Developer <text:s/></text:p>
          </table:table-cell>
          <table:table-cell table:style-name="Table13.A1" office:value-type="string">
            <text:p text:style-name="P6">2001 (9 months)</text:p>
          </table:table-cell>
        </table:table-row>
        <table:table-row table:style-name="Table13.1">
          <table:table-cell table:style-name="Table13.A1" office:value-type="string">
            <text:p text:style-name="P24"><text:span text:style-name="T6">Refined Precious Metals</text:span><text:span text:style-name="T7"> </text:span><text:span text:style-name="T28">(Precious Metals)</text:span><text:span text:style-name="T7"> </text:span><text:span text:style-name="T28"><text:s/></text:span><text:span text:style-name="T19"><text:s/></text:span></text:p>
          </table:table-cell>
          <table:table-cell table:style-name="Table13.A1" office:value-type="string">
            <text:p text:style-name="P17">London, UK <text:s text:c="3"/></text:p>
          </table:table-cell>
        </table:table-row>
      </table:table>
      <text:p text:style-name="P133"/>
      <text:p text:style-name="P116"><text:span text:style-name="T18">SCHOLARSHIPS, HONOURS, AND AWARDS</text:span></text:p>
      <text:p text:style-name="P1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25">Faculty of Arts Graduate Award</text:p>
          </table:table-cell>
          <table:table-cell table:style-name="Table24.A1" office:value-type="string">
            <text:p text:style-name="P128">2020</text:p>
          </table:table-cell>
        </table:table-row>
        <table:table-row table:style-name="Table24.1">
          <table:table-cell table:style-name="Table24.A1" office:value-type="string">
            <text:p text:style-name="P117"><text:span text:style-name="T10">University of British Columbia</text:span><text:span text:style-name="T45"> </text:span></text:p>
          </table:table-cell>
          <table:table-cell table:style-name="Table24.A1" office:value-type="string">
            <text:p text:style-name="P130"><text:s text:c="4"/></text:p>
          </table:table-cell>
        </table:table-row>
      </table:table>
      <text:list xml:id="list122575595" text:style-name="L15">
        <text:list-item>
          <text:p text:style-name="P119">Award offered to support full-time study and/or research at The University of British Columbia.</text:p>
        </text:list-item>
      </text:list>
      <text:p text:style-name="P11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25">Outstanding Graduating Student Award</text:p>
          </table:table-cell>
          <table:table-cell table:style-name="Table25.A1" office:value-type="string">
            <text:p text:style-name="P128">2020</text:p>
          </table:table-cell>
        </table:table-row>
        <table:table-row table:style-name="Table25.1">
          <table:table-cell table:style-name="Table25.A1" office:value-type="string">
            <text:p text:style-name="P117"><text:span text:style-name="T10">Canadian Sociological Association</text:span><text:span text:style-name="T45"> </text:span></text:p>
          </table:table-cell>
          <table:table-cell table:style-name="Table25.A1" office:value-type="string">
            <text:p text:style-name="P130"><text:s text:c="4"/></text:p>
          </table:table-cell>
        </table:table-row>
      </table:table>
      <text:p text:style-name="P112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27">Usamah Ansari Top Student Award</text:p>
          </table:table-cell>
          <table:table-cell table:style-name="Table26.A1" office:value-type="string">
            <text:p text:style-name="P129">2020</text:p>
          </table:table-cell>
        </table:table-row>
        <table:table-row table:style-name="Table26.1">
          <table:table-cell table:style-name="Table26.A1" office:value-type="string">
            <text:p text:style-name="P121"><text:span text:style-name="T84">S</text:span>imon Fraser University</text:p>
          </table:table-cell>
          <table:table-cell table:style-name="Table26.A1" office:value-type="string">
            <text:p text:style-name="P131"><text:s text:c="4"/></text:p>
          </table:table-cell>
        </table:table-row>
      </table:table>
      <text:list xml:id="list3605274469" text:style-name="L17">
        <text:list-item>
          <text:p text:style-name="P120">Awarded to the student with the highest GPA across Sociology and Anthropology.</text:p>
        </text:list-item>
      </text:list>
      <text:p text:style-name="P113"/>
      <text:p text:style-name="P113"/>
      <text:p text:style-name="P113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table:number-columns-spanned="2" office:value-type="string">
            <text:p text:style-name="P12">Student Learning Commons Undergraduate Writing Contest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7">Simon Fraser University</text:p>
          </table:table-cell>
          <table:table-cell table:style-name="Table8.A1" office:value-type="string">
            <text:p text:style-name="P18"><text:s text:c="4"/></text:p>
          </table:table-cell>
        </table:table-row>
      </table:table>
      <text:p text:style-name="P5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5">Upper Division: First Place</text:p>
          </table:table-cell>
          <table:table-cell table:style-name="Table14.A1" office:value-type="string">
            <text:p text:style-name="P7">2018</text:p>
          </table:table-cell>
        </table:table-row>
        <table:table-row table:style-name="Table14.1">
          <table:table-cell table:style-name="Table14.A1" table:number-columns-spanned="2" office:value-type="string">
            <text:p text:style-name="P28"><text:span text:style-name="T11">Paper Title: "The Place of Helicopters: Exploring the Ways of Valuing Nature in Mountain Biking"</text:span><text:span text:style-name="T8"> <text:s text:c="3"/></text:span></text:p>
          </table:table-cell>
          <table:covered-table-cell/>
        </table:table-row>
      </table:table>
      <text:p text:style-name="P5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5">Open Undergraduate: Honourable Mention</text:p>
          </table:table-cell>
          <table:table-cell table:style-name="Table15.A1" office:value-type="string">
            <text:p text:style-name="P7">2017</text:p>
          </table:table-cell>
        </table:table-row>
        <table:table-row table:style-name="Table15.1">
          <table:table-cell table:style-name="Table15.A1" table:number-columns-spanned="2" office:value-type="string">
            <text:p text:style-name="P28"><text:span text:style-name="T11">Paper Title: "Dirty Theory: Sketches of an Anthropological Account of Mountain Biking"</text:span><text:span text:style-name="T8"> </text:span></text:p>
          </table:table-cell>
          <table:covered-table-cell/>
        </table:table-row>
      </table:table>
      <text:p text:style-name="P5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2">Presidents Honours Roll</text:p>
          </table:table-cell>
          <table:table-cell table:style-name="Table16.A1" office:value-type="string">
            <text:p text:style-name="P7">2018-2019</text:p>
          </table:table-cell>
        </table:table-row>
        <table:table-row table:style-name="Table16.1">
          <table:table-cell table:style-name="Table16.A1" office:value-type="string">
            <text:p text:style-name="P25"><text:span text:style-name="T9">Simon Fraser University</text:span><text:span text:style-name="T19"> </text:span></text:p>
          </table:table-cell>
          <table:table-cell table:style-name="Table16.A1" office:value-type="string">
            <text:p text:style-name="P18"><text:s text:c="4"/></text:p>
          </table:table-cell>
        </table:table-row>
      </table:table>
      <text:list xml:id="list2220132863" text:style-name="L12">
        <text:list-item>
          <text:p text:style-name="P77">Every eligible semester: Spring 2018; Fall 2018; Spring 2019; and Summer 2019</text:p>
        </text:list-item>
        <text:list-item>
          <text:p text:style-name="P77">Based on achievement of a 4.0 or higher GPA after completion of a minimum of 30 units at SFU, and a minimum of 12 units in the term being evaluated.</text:p>
        </text:list-item>
      </text:list>
      <text:p text:style-name="P60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"><text:span text:style-name="T76">Deans</text:span> Honours Roll</text:p>
          </table:table-cell>
          <table:table-cell table:style-name="Table17.A1" office:value-type="string">
            <text:p text:style-name="P8">2018-2019</text:p>
          </table:table-cell>
        </table:table-row>
        <table:table-row table:style-name="Table17.1">
          <table:table-cell table:style-name="Table17.A1" office:value-type="string">
            <text:p text:style-name="P26"><text:span text:style-name="T9">Simon Fraser University</text:span><text:span text:style-name="T19"> </text:span></text:p>
          </table:table-cell>
          <table:table-cell table:style-name="Table17.A1" office:value-type="string">
            <text:p text:style-name="P19"><text:s text:c="4"/></text:p>
          </table:table-cell>
        </table:table-row>
      </table:table>
      <text:list xml:id="list193045826933211" text:continue-numbering="true" text:style-name="L12">
        <text:list-item>
          <text:p text:style-name="P78">Every eligible semester: Spring 2018; Fall 2018; Spring 2019; and Summer 2019</text:p>
        </text:list-item>
        <text:list-item>
          <text:p text:style-name="P78">Based on achievement of a 3.5 or higher GPA after completion of a minimum of 30 units at SFU, and a minimum of 12 units in the term being evaluated.</text:p>
        </text:list-item>
      </text:list>
      <text:p text:style-name="P6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">Dosa Family Undergraduate Scholarship</text:p>
          </table:table-cell>
          <table:table-cell table:style-name="Table18.A1" office:value-type="string">
            <text:p text:style-name="P9">Spring 2018 and 2019</text:p>
          </table:table-cell>
        </table:table-row>
        <table:table-row table:style-name="Table18.1">
          <table:table-cell table:style-name="Table18.A1" office:value-type="string">
            <text:p text:style-name="P26"><text:span text:style-name="T9">Simon Fraser University</text:span><text:span text:style-name="T19"> </text:span></text:p>
          </table:table-cell>
          <table:table-cell table:style-name="Table18.A1" office:value-type="string">
            <text:p text:style-name="P19"><text:s text:c="4"/></text:p>
          </table:table-cell>
        </table:table-row>
      </table:table>
      <text:list xml:id="list193044107883033" text:continue-numbering="true" text:style-name="L12">
        <text:list-item>
          <text:p text:style-name="P81"><text:span text:style-name="T47">Awarded in any term to a 3rd or 4th year full-time undergraduate student in excellent academic standing, majoring in Sociology and/ or Anthropology.</text:span></text:p>
        </text:list-item>
      </text:list>
      <text:p text:style-name="P6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">Undergraduate Open Scholarship</text:p>
          </table:table-cell>
          <table:table-cell table:style-name="Table19.A1" office:value-type="string">
            <text:p text:style-name="P9">Fall 2018 to Fall 2019</text:p>
          </table:table-cell>
        </table:table-row>
        <table:table-row table:style-name="Table19.1">
          <table:table-cell table:style-name="Table19.A1" office:value-type="string">
            <text:p text:style-name="P26"><text:span text:style-name="T9">Simon Fraser University</text:span><text:span text:style-name="T19"> </text:span></text:p>
          </table:table-cell>
          <table:table-cell table:style-name="Table19.A1" office:value-type="string">
            <text:p text:style-name="P19"><text:s text:c="4"/></text:p>
          </table:table-cell>
        </table:table-row>
      </table:table>
      <text:list xml:id="list193044704836391" text:continue-numbering="true" text:style-name="L12">
        <text:list-item>
          <text:p text:style-name="P79"><text:span text:style-name="T76">E</text:span>very eligible semester: Fall <text:span text:style-name="T80">2018</text:span>, Spring <text:span text:style-name="T80">2019</text:span>, Summer 2019, <text:span text:style-name="T80">and</text:span> Fall <text:span text:style-name="T80">2019</text:span>.</text:p>
        </text:list-item>
        <text:list-item>
          <text:p text:style-name="P78">Awarded based upon a cumulative GPA of 3.67 or greater after completing 30 units at SFU.</text:p>
        </text:list-item>
      </text:list>
      <text:p text:style-name="P6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">SFU Alumni Scholarship</text:p>
          </table:table-cell>
          <table:table-cell table:style-name="Table20.A1" office:value-type="string">
            <text:p text:style-name="P9">Fall 2018 <text:span text:style-name="T80">to Fall</text:span> 2019</text:p>
          </table:table-cell>
        </table:table-row>
        <table:table-row table:style-name="Table20.1">
          <table:table-cell table:style-name="Table20.A1" office:value-type="string">
            <text:p text:style-name="P26"><text:span text:style-name="T9">Simon Fraser University</text:span><text:span text:style-name="T19"> </text:span></text:p>
          </table:table-cell>
          <table:table-cell table:style-name="Table20.A1" office:value-type="string">
            <text:p text:style-name="P19"><text:s text:c="4"/></text:p>
          </table:table-cell>
        </table:table-row>
      </table:table>
      <text:list xml:id="list1386721941" text:style-name="L13">
        <text:list-item>
          <text:p text:style-name="P80"><text:span text:style-name="T47">Fall </text:span><text:span text:style-name="T80">2018</text:span><text:span text:style-name="T47">, Summer 2019, </text:span><text:span text:style-name="T80">and</text:span><text:span text:style-name="T47"> Fall </text:span><text:span text:style-name="T80">2019</text:span><text:span text:style-name="T47">.</text:span></text:p>
        </text:list-item>
        <text:list-item>
          <text:p text:style-name="P82"><text:span text:style-name="T47">Awarded based </text:span><text:span text:style-name="T48">on excellent academic standing.</text:span></text:p>
        </text:list-item>
      </text:list>
      <text:p text:style-name="P51"/>
      <text:p text:style-name="P51"/>
      <text:p text:style-name="P34"><text:span text:style-name="T16">S</text:span><text:span text:style-name="T17">OFTWARE</text:span></text:p>
      <text:p text:style-name="P36"/>
      <text:list xml:id="list193045637516380" text:continue-numbering="true" text:style-name="L13">
        <text:list-item>
          <text:p text:style-name="P96"><text:span text:style-name="T48">L</text:span><text:span text:style-name="T47">inux</text:span><text:span text:style-name="T49">, R, NVivo, SPS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en" fo:country="US" style:letter-kerning="false" style:font-name-asian="Verdana1" style:font-size-asian="12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en" fo:country="US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together="auto" fo:orphans="0" fo:widows="0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together="auto" fo:orphans="0" fo:widows="0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together="auto" fo:orphans="0" fo:widows="0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false" fo:line-height="100%" fo:text-align="center" style:justify-single-word="false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text-align="center" style:justify-single-word="false" fo:keep-together="auto" fo:orphans="0" fo:widows="0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1pt" style:text-underline-style="none" fo:font-weight="bold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font-name="Calibri" fo:font-family="Calibri" style:font-family-generic="roman" style:font-pitch="variable" fo:font-size="11pt" style:text-underline-style="solid" style:text-underline-width="auto" style:text-underline-color="font-color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Verdana"/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Verdana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Verdana"/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Verdana"/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Verdana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Verdana"/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Verdana"/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Verdana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Verdana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Verdana"/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Verdana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Verdana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Verdana"/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Verdana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0-02T19:30:43.898070697</dc:date>
    <meta:editing-duration>PT1H2M47S</meta:editing-duration>
    <meta:editing-cycles>21</meta:editing-cycles>
    <dc:creator>Dan Prisk</dc:creator>
    <meta:document-statistic meta:table-count="30" meta:image-count="0" meta:object-count="0" meta:page-count="4" meta:paragraph-count="174" meta:word-count="927" meta:character-count="6270" meta:non-whitespace-character-count="5418"/>
  </office:meta>
</office:document-meta>
</file>